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487" officeooo:paragraph-rsid="00160487"/>
    </style:style>
    <style:style style:name="P2" style:family="paragraph" style:parent-style-name="Standard">
      <style:text-properties officeooo:rsid="00174fa8" officeooo:paragraph-rsid="00174fa8"/>
    </style:style>
    <style:style style:name="P3" style:family="paragraph" style:parent-style-name="Standard">
      <style:text-properties officeooo:rsid="00191abf" officeooo:paragraph-rsid="00191abf"/>
    </style:style>
    <style:style style:name="P4" style:family="paragraph" style:parent-style-name="Standard">
      <style:text-properties officeooo:rsid="001dcf40" officeooo:paragraph-rsid="001dcf40"/>
    </style:style>
    <style:style style:name="P5" style:family="paragraph" style:parent-style-name="Standard">
      <style:text-properties officeooo:rsid="001dcf40" officeooo:paragraph-rsid="001dcf40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389c5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20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Form</text:p>
      <text:p text:style-name="P1"/>
      <text:p text:style-name="P1"/>
      <text:p text:style-name="P1">main_activity.java</text:p>
      <text:p text:style-name="P1"/>
      <text:p text:style-name="P1"><text:bookmark-start text:name="__DdeLink__3346_1082114563"/><text:bookmark-start text:name="__DdeLink__556_1082114563"/><text:span text:style-name="T1">package </text:span><text:span text:style-name="T4">com.example.loginform</text:span><text:span text:style-name="T1">;</text:span><text:line-break/><text:bookmark-start text:name="__DdeLink__1437_1082114563"/><text:span text:style-name="T1">import </text:span><text:span text:style-name="T4">android.os.Bundle</text:span><text:span text:style-name="T1">;</text:span><text:line-break/><text:span text:style-name="T1">import </text:span><text:span text:style-name="T4">android.view.View</text:span><text:span text:style-name="T1">;</text:span><text:line-break/><text:span text:style-name="T1">import </text:span><text:span text:style-name="T4">android.widget.Button</text:span><text:span text:style-name="T1">;</text:span><text:line-break/><text:span text:style-name="T1">import </text:span><text:span text:style-name="T4">android.widget.EditText</text:span><text:span text:style-name="T1">;</text:span><text:line-break/><text:span text:style-name="T1">import </text:span><text:span text:style-name="T4">android.widget.Toast</text:span><text:span text:style-name="T1">;</text:span><text:line-break/><text:line-break/><text:span text:style-name="T1">import </text:span><text:span text:style-name="T4">androidx.appcompat.app.AppCompatActivity</text:span><text:span text:style-name="T1">;</text:span><text:line-break/><text:line-break/><text:span text:style-name="T1">public class </text:span><text:span text:style-name="T4">MainActivity </text:span><text:span text:style-name="T1">extends </text:span><text:span text:style-name="T4">AppCompatActivity {</text:span><text:line-break/><text:span text:style-name="T4"> <text:s text:c="3"/></text:span><text:span text:style-name="T8">@Override</text:span><text:line-break/><text:span text:style-name="T8"> <text:s text:c="3"/></text:span><text:span text:style-name="T1">protected void </text:span><text:span text:style-name="T10">onCreate</text:span><text:span text:style-name="T4">(Bundle savedInstanceState) {</text:span><text:line-break/><text:span text:style-name="T4"> <text:s text:c="7"/></text:span><text:span text:style-name="T1">super</text:span><text:span text:style-name="T4">.onCreate(savedInstanceState)</text:span><text:span text:style-name="T1">;</text:span><text:line-break/><text:span text:style-name="T1"> <text:s text:c="7"/></text:span><text:span text:style-name="T4">setContentView(R.layout.</text:span><text:span text:style-name="T12">activity_main</text:span><text:span text:style-name="T4">)</text:span><text:span text:style-name="T1">;</text:span><text:line-break/><text:line-break/><text:span text:style-name="T1"> <text:s text:c="7"/></text:span><text:span text:style-name="T4">Button login_button = findViewById(R.id.</text:span><text:span text:style-name="T12">buttonLogin</text:span><text:span text:style-name="T4">)</text:span><text:span text:style-name="T1">;</text:span><text:line-break/><text:span text:style-name="T1"> <text:s text:c="7"/></text:span><text:span text:style-name="T4">EditText username = findViewById(R.id.</text:span><text:span text:style-name="T12">editTextUsername</text:span><text:span text:style-name="T4">)</text:span><text:span text:style-name="T1">;</text:span><text:line-break/><text:span text:style-name="T1"> <text:s text:c="7"/></text:span><text:span text:style-name="T4">EditText password = findViewById(R.id.</text:span><text:span text:style-name="T12">editTextPassword</text:span><text:span text:style-name="T4">)</text:span><text:span text:style-name="T1">;</text:span><text:line-break/><text:line-break/><text:span text:style-name="T1"> <text:s text:c="7"/></text:span><text:span text:style-name="T4">login_button.setOnClickListener(</text:span><text:span text:style-name="T1">new </text:span><text:span text:style-name="T4">View.OnClickListener() {</text:span><text:line-break/><text:span text:style-name="T4"> <text:s text:c="11"/></text:span><text:span text:style-name="T8">@Override</text:span><text:line-break/><text:span text:style-name="T8"> <text:s text:c="11"/></text:span><text:span text:style-name="T1">public void </text:span><text:span text:style-name="T10">onClick</text:span><text:span text:style-name="T4">(View v) {</text:span><text:line-break/><text:line-break/><text:span text:style-name="T4"> <text:s text:c="15"/></text:span><text:span text:style-name="T1">if</text:span><text:span text:style-name="T4">(</text:span><text:span text:style-name="T16">username</text:span><text:span text:style-name="T4">.getText().toString().equals(</text:span><text:span text:style-name="T17">"admin"</text:span><text:span text:style-name="T4">) &amp;&amp; </text:span><text:span text:style-name="T16">password</text:span><text:span text:style-name="T4">.getText().toString().equals(</text:span><text:span text:style-name="T17">"123"</text:span><text:span text:style-name="T4">)){</text:span><text:line-break/><text:line-break/><text:span text:style-name="T4"> <text:s text:c="19"/>Toast.</text:span><text:span text:style-name="T6">makeText</text:span><text:span text:style-name="T4">(getApplicationContext()</text:span><text:span text:style-name="T1">,</text:span><text:span text:style-name="T17">"Successfull"</text:span><text:span text:style-name="T1">,</text:span><text:span text:style-name="T4">Toast.</text:span><text:span text:style-name="T12">LENGTH_LONG</text:span><text:span text:style-name="T4">).show()</text:span><text:span text:style-name="T1">;</text:span><text:line-break/><text:line-break/><text:span text:style-name="T1"> <text:s text:c="15"/></text:span><text:span text:style-name="T4">}</text:span><text:span text:style-name="T1">else </text:span><text:span text:style-name="T4">{</text:span><text:line-break/><text:span text:style-name="T4"> <text:s text:c="19"/>Toast.</text:span><text:span text:style-name="T6">makeText</text:span><text:span text:style-name="T4">(getApplicationContext()</text:span><text:span text:style-name="T1">,</text:span><text:span text:style-name="T17">"Invalid Username or password"</text:span><text:span text:style-name="T1">,</text:span><text:span text:style-name="T4">Toast.</text:span><text:span text:style-name="T12">LENGTH_LONG</text:span><text:span text:style-name="T4">).show()</text:span><text:span text:style-name="T1">;</text:span><text:line-break/><text:span text:style-name="T1"> <text:s text:c="15"/></text:span><text:span text:style-name="T4">}</text:span><text:line-break/><text:span text:style-name="T4"> <text:s text:c="11"/>}</text:span><text:line-break/><text:span text:style-name="T4"> <text:s text:c="7"/>})</text:span><text:span text:style-name="T1">;</text:span><text:line-break/><text:line-break/><text:line-break/><text:line-break/><text:line-break/><text:span text:style-name="T1"> <text:s text:c="3"/></text:span><text:span text:style-name="T4">}</text:span><text:line-break/><text:span text:style-name="T4">}</text:span></text:p>
      <text:p text:style-name="P1"><text:bookmark-end text:name="__DdeLink__1437_1082114563"/><text:bookmark-end text:name="__DdeLink__3346_1082114563"/><text:bookmark-end text:name="__DdeLink__556_1082114563"/></text:p>
      <text:p text:style-name="P1"/>
      <text:p text:style-name="P1">activity_main.xml</text:p>
      <text:p text:style-name="P1"/>
      <text:p text:style-name="P1"><text:span text:style-name="T20">&lt;?</text:span><text:span text:style-name="T21">xml version</text:span><text:span text:style-name="T17">="1.0" </text:span><text:span text:style-name="T21">encoding</text:span><text:span text:style-name="T17">="utf-8"</text:span><text:span text:style-name="T20">?&gt;</text:span><text:line-break/><text:bookmark-start text:name="__DdeLink__3354_1082114563"/><text:bookmark-start text:name="__DdeLink__3365_1082114563"/><text:bookmark-start text:name="__DdeLink__3378_1082114563"/><text:bookmark-start text:name="__DdeLink__3350_1082114563"/><text:span text:style-name="T20">&lt;</text:span><text:bookmark-start text:name="__DdeLink__3348_1082114563"/><text:span text:style-name="T20">LinearLayout</text:span><text:bookmark-end text:name="__DdeLink__3350_1082114563"/><text:span text:style-name="T20"> </text:span><text:span text:style-name="T21">xmlns:</text:span><text:span text:style-name="T14">android</text:span><text:span text:style-name="T17">="http://schemas.android.com/apk/res/android"</text:span><text:line-break/><text:span text:style-name="T17"> <text:s text:c="3"/></text:span><text:span text:style-name="T14">android</text:span><text:span text:style-name="T21">:layout_width</text:span><text:span text:style-name="T17">="match_parent"</text:span><text:line-break/><text:span text:style-name="T17"> <text:s text:c="3"/></text:span><text:span text:style-name="T14">android</text:span><text:span text:style-name="T21">:layout_height</text:span><text:span text:style-name="T17">="match_parent"</text:span><text:line-break/><text:span text:style-name="T17"> <text:s text:c="3"/></text:span><text:span text:style-name="T14">android</text:span><text:span text:style-name="T21">:gravity</text:span><text:span text:style-name="T17">="center_vertical"</text:span><text:line-break/><text:span text:style-name="T17"> <text:s text:c="3"/></text:span><text:span text:style-name="T14">android</text:span><text:span text:style-name="T21">:orientation</text:span><text:span text:style-name="T17">="vertical"</text:span><text:line-break/><text:span text:style-name="T17"> <text:s text:c="3"/></text:span><text:span text:style-name="T14">android</text:span><text:span text:style-name="T21">:padding</text:span><text:span text:style-name="T17">="16dp"</text:span><text:span text:style-name="T20">&gt;</text:span><text:bookmark-end text:name="__DdeLink__3354_1082114563"/><text:bookmark-end text:name="__DdeLink__3348_1082114563"/><text:line-break/><text:line-break/><text:span text:style-name="T20"> <text:s text:c="3"/>&lt;EditText</text:span><text:line-break/><text:soft-page-break/><text:span text:style-name="T20"> <text:s text:c="7"/></text:span><text:span text:style-name="T14">android</text:span><text:span text:style-name="T21">:id</text:span><text:span text:style-name="T17">="@+id/editTextUsername"</text:span><text:line-break/><text:span text:style-name="T17"> <text:s text:c="7"/></text:span><text:span text:style-name="T14">android</text:span><text:span text:style-name="T21">:layout_width</text:span><text:span text:style-name="T17">="match_parent"</text:span><text:line-break/><text:span text:style-name="T17"> <text:s text:c="7"/></text:span><text:span text:style-name="T14">android</text:span><text:span text:style-name="T21">:layout_height</text:span><text:span text:style-name="T17">="60dp"</text:span><text:line-break/><text:span text:style-name="T17"> <text:s text:c="7"/></text:span><text:span text:style-name="T14">android</text:span><text:span text:style-name="T21">:hint</text:span><text:span text:style-name="T17">="Username"</text:span><text:line-break/><text:span text:style-name="T17"> <text:s text:c="7"/></text:span><text:span text:style-name="T14">android</text:span><text:span text:style-name="T21">:inputType</text:span><text:span text:style-name="T17">="text" </text:span><text:span text:style-name="T20">/&gt;</text:span><text:line-break/><text:line-break/><text:span text:style-name="T20"> <text:s text:c="3"/>&lt;EditText</text:span><text:line-break/><text:span text:style-name="T20"> <text:s text:c="7"/></text:span><text:span text:style-name="T14">android</text:span><text:span text:style-name="T21">:id</text:span><text:span text:style-name="T17">="@+id/editTextPassword"</text:span><text:line-break/><text:span text:style-name="T17"> <text:s text:c="7"/></text:span><text:span text:style-name="T14">android</text:span><text:span text:style-name="T21">:layout_width</text:span><text:span text:style-name="T17">="match_parent"</text:span><text:line-break/><text:span text:style-name="T17"> <text:s text:c="7"/></text:span><text:span text:style-name="T14">android</text:span><text:span text:style-name="T21">:layout_height</text:span><text:span text:style-name="T17">="60dp"</text:span><text:line-break/><text:span text:style-name="T17"> <text:s text:c="7"/></text:span><text:span text:style-name="T14">android</text:span><text:span text:style-name="T21">:hint</text:span><text:span text:style-name="T17">="Password"</text:span><text:line-break/><text:span text:style-name="T17"> <text:s text:c="7"/></text:span><text:span text:style-name="T14">android</text:span><text:span text:style-name="T21">:inputType</text:span><text:span text:style-name="T17">="textPassword" </text:span><text:span text:style-name="T20">/&gt;</text:span><text:line-break/><text:line-break/><text:span text:style-name="T20"> <text:s text:c="3"/></text:span><text:bookmark-start text:name="__DdeLink__3380_1082114563"/><text:span text:style-name="T20">&lt;Button</text:span><text:line-break/><text:span text:style-name="T20"> <text:s text:c="7"/></text:span><text:span text:style-name="T14">android</text:span><text:span text:style-name="T21">:id</text:span><text:span text:style-name="T17">="@+id/buttonLogin"</text:span><text:line-break/><text:span text:style-name="T17"> <text:s text:c="7"/></text:span><text:span text:style-name="T14">android</text:span><text:span text:style-name="T21">:layout_width</text:span><text:span text:style-name="T17">="match_parent"</text:span><text:line-break/><text:span text:style-name="T17"> <text:s text:c="7"/></text:span><text:span text:style-name="T14">android</text:span><text:span text:style-name="T21">:layout_height</text:span><text:span text:style-name="T17">="wrap_content"</text:span><text:line-break/><text:span text:style-name="T17"> <text:s text:c="7"/></text:span><text:span text:style-name="T14">android</text:span><text:span text:style-name="T21">:text</text:span><text:span text:style-name="T17">="Login" </text:span><text:span text:style-name="T20">/&gt;</text:span><text:bookmark-end text:name="__DdeLink__3380_1082114563"/><text:line-break/><text:line-break/><text:span text:style-name="T20">&lt;/LinearLayout&gt;</text:span></text:p>
      <text:p text:style-name="P1"><text:bookmark-end text:name="__DdeLink__3378_1082114563"/><text:bookmark-end text:name="__DdeLink__3365_1082114563"/></text:p>
      <text:p text:style-name="P1"/>
      <text:p text:style-name="P2">Activitylifecycle</text:p>
      <text:p text:style-name="P2"/>
      <text:p text:style-name="P2">actvity_main.xml</text:p>
      <text:p text:style-name="P2"/>
      <text:p text:style-name="P2"><text:bookmark-start text:name="__DdeLink__3343_1082114563"/><text:span text:style-name="T20">&lt;?</text:span><text:span text:style-name="T21">xml version</text:span><text:span text:style-name="T17">="1.0" </text:span><text:span text:style-name="T21">encoding</text:span><text:span text:style-name="T17">="utf-8"</text:span><text:span text:style-name="T20">?&gt;</text:span><text:line-break/><text:bookmark-start text:name="__DdeLink__3356_1082114563"/><text:span text:style-name="T20">&lt;androidx.coordinatorlayout.widget.CoordinatorLayout </text:span><text:span text:style-name="T21">xmlns:</text:span><text:span text:style-name="T14">android</text:span><text:span text:style-name="T17">="http://schemas.android.com/apk/res/android"</text:span><text:line-break/><text:line-break/><text:span text:style-name="T17"> <text:s text:c="3"/></text:span><text:span text:style-name="T21">xmlns:</text:span><text:span text:style-name="T14">app</text:span><text:span text:style-name="T17">="http://schemas.android.com/apk/res-auto"</text:span><text:line-break/><text:span text:style-name="T17"> <text:s text:c="3"/></text:span><text:span text:style-name="T21">xmlns:</text:span><text:span text:style-name="T14">tools</text:span><text:span text:style-name="T17">="http://schemas.android.com/tools"</text:span><text:line-break/><text:span text:style-name="T17"> <text:s text:c="3"/></text:span><text:span text:style-name="T14">android</text:span><text:span text:style-name="T21">:layout_width</text:span><text:span text:style-name="T17">="match_parent"</text:span><text:line-break/><text:span text:style-name="T17"> <text:s text:c="3"/></text:span><text:span text:style-name="T14">android</text:span><text:span text:style-name="T21">:layout_height</text:span><text:span text:style-name="T17">="match_parent"</text:span><text:line-break/><text:span text:style-name="T17"> <text:s text:c="3"/></text:span><text:span text:style-name="T14">android</text:span><text:span text:style-name="T21">:fitsSystemWindows</text:span><text:span text:style-name="T17">="true"</text:span><text:line-break/><text:span text:style-name="T17"> <text:s text:c="3"/></text:span><text:span text:style-name="T14">tools</text:span><text:span text:style-name="T21">:context</text:span><text:span text:style-name="T17">=".MainActivity"</text:span><text:span text:style-name="T20">&gt;</text:span><text:bookmark-end text:name="__DdeLink__3356_1082114563"/><text:line-break/><text:line-break/><text:span text:style-name="T20"> <text:s text:c="3"/>&lt;LinearLayout</text:span><text:line-break/><text:span text:style-name="T20"> <text:s text:c="7"/></text:span><text:span text:style-name="T14">android</text:span><text:span text:style-name="T21">:id</text:span><text:span text:style-name="T17">="@+id/linearLayout"</text:span><text:line-break/><text:span text:style-name="T17"> <text:s text:c="7"/></text:span><text:span text:style-name="T14">android</text:span><text:span text:style-name="T21">:layout_width</text:span><text:span text:style-name="T17">="395dp"</text:span><text:line-break/><text:span text:style-name="T17"> <text:s text:c="7"/></text:span><text:span text:style-name="T14">android</text:span><text:span text:style-name="T21">:layout_height</text:span><text:span text:style-name="T17">="715dp"</text:span><text:line-break/><text:span text:style-name="T17"> <text:s text:c="7"/></text:span><text:span text:style-name="T14">android</text:span><text:span text:style-name="T21">:orientation</text:span><text:span text:style-name="T17">="vertical"</text:span><text:line-break/><text:span text:style-name="T17"> <text:s text:c="7"/></text:span><text:span text:style-name="T14">tools</text:span><text:span text:style-name="T21">:layout_editor_absoluteX</text:span><text:span text:style-name="T17">="8dp"</text:span><text:line-break/><text:span text:style-name="T17"> <text:s text:c="7"/></text:span><text:span text:style-name="T14">tools</text:span><text:span text:style-name="T21">:layout_editor_absoluteY</text:span><text:span text:style-name="T17">="8dp"</text:span><text:span text:style-name="T20">&gt;</text:span><text:line-break/><text:line-break/><text:span text:style-name="T20"> <text:s text:c="3"/>&lt;/LinearLayout&gt;</text:span><text:line-break/><text:line-break/><text:span text:style-name="T20"> <text:s text:c="3"/>&lt;TextView</text:span><text:line-break/><text:span text:style-name="T20"> <text:s text:c="7"/></text:span><text:span text:style-name="T14">android</text:span><text:span text:style-name="T21">:paddingLeft</text:span><text:span text:style-name="T17">="125dp"</text:span><text:line-break/><text:span text:style-name="T17"> <text:s text:c="7"/></text:span><text:span text:style-name="T14">android</text:span><text:span text:style-name="T21">:id</text:span><text:span text:style-name="T17">="@+id/textView"</text:span><text:line-break/><text:span text:style-name="T17"> <text:s text:c="7"/></text:span><text:span text:style-name="T14">android</text:span><text:span text:style-name="T21">:layout_width</text:span><text:span text:style-name="T17">="match_parent"</text:span><text:line-break/><text:span text:style-name="T17"> <text:s text:c="7"/></text:span><text:span text:style-name="T14">android</text:span><text:span text:style-name="T21">:layout_height</text:span><text:span text:style-name="T17">="34dp"</text:span><text:line-break/><text:span text:style-name="T17"> <text:s text:c="7"/></text:span><text:span text:style-name="T14">android</text:span><text:span text:style-name="T21">:text</text:span><text:span text:style-name="T17">="Activity life cycle"</text:span><text:line-break/><text:span text:style-name="T17"> <text:s text:c="7"/></text:span><text:span text:style-name="T14">app</text:span><text:span text:style-name="T21">:layout_anchor</text:span><text:span text:style-name="T17">="@+id/linearLayout"</text:span><text:line-break/><text:span text:style-name="T17"> <text:s text:c="7"/></text:span><text:span text:style-name="T14">app</text:span><text:span text:style-name="T21">:layout_anchorGravity</text:span><text:span text:style-name="T17">="center" </text:span><text:span text:style-name="T20">/&gt;</text:span><text:line-break/><text:line-break/><text:line-break/><text:span text:style-name="T20">&lt;/androidx.coordinatorlayout.widget.CoordinatorLayout&gt;</text:span><text:bookmark-end text:name="__DdeLink__3343_1082114563"/></text:p>
      <text:p text:style-name="P2"/>
      <text:p text:style-name="P2"><text:soft-page-break/></text:p>
      <text:p text:style-name="P2">mainactivity.java</text:p>
      <text:p text:style-name="P2"/>
      <text:p text:style-name="P2"><text:span text:style-name="T1">package </text:span><text:span text:style-name="T4">com.example.activitylifecycle</text:span><text:span text:style-name="T1">;</text:span><text:line-break/><text:line-break/><text:span text:style-name="T1">import </text:span><text:span text:style-name="T4">android.os.Bundle</text:span><text:span text:style-name="T1">;</text:span><text:line-break/><text:span text:style-name="T1">import </text:span><text:span text:style-name="T4">android.util.Log</text:span><text:span text:style-name="T1">;</text:span><text:line-break/><text:span text:style-name="T1">import </text:span><text:span text:style-name="T4">android.widget.Toast</text:span><text:span text:style-name="T1">;</text:span><text:line-break/><text:line-break/><text:span text:style-name="T1">import </text:span><text:span text:style-name="T4">androidx.appcompat.app.AppCompatActivity</text:span><text:span text:style-name="T1">;</text:span><text:line-break/><text:line-break/><text:span text:style-name="T1">public class </text:span><text:span text:style-name="T4">MainActivity </text:span><text:span text:style-name="T1">extends </text:span><text:span text:style-name="T4">AppCompatActivity {</text:span><text:line-break/><text:span text:style-name="T4"> <text:s text:c="3"/></text:span><text:span text:style-name="T8">@Override</text:span><text:line-break/><text:span text:style-name="T8"> <text:s text:c="3"/></text:span><text:span text:style-name="T1">protected void </text:span><text:span text:style-name="T10">onCreate</text:span><text:span text:style-name="T4">(Bundle savedInstanceState) {</text:span><text:line-break/><text:span text:style-name="T4"> <text:s text:c="7"/></text:span><text:span text:style-name="T1">super</text:span><text:span text:style-name="T4">.onCreate(savedInstanceState)</text:span><text:span text:style-name="T1">;</text:span><text:line-break/><text:span text:style-name="T1"> <text:s text:c="7"/></text:span><text:span text:style-name="T4">setContentView(R.layout.</text:span><text:span text:style-name="T12">activity_main</text:span><text:span text:style-name="T4">)</text:span><text:span text:style-name="T1">;</text:span><text:line-break/><text:span text:style-name="T1"> <text:s text:c="7"/></text:span><text:span text:style-name="T4">Log.</text:span><text:span text:style-name="T6">d</text:span><text:span text:style-name="T4">(</text:span><text:span text:style-name="T17">"Activity_Lifecycle"</text:span><text:span text:style-name="T1">, </text:span><text:span text:style-name="T17">"onCreate invoked"</text:span><text:span text:style-name="T4">)</text:span><text:span text:style-name="T1">;</text:span><text:line-break/><text:span text:style-name="T1"> <text:s text:c="7"/></text:span><text:span text:style-name="T4">Toast.</text:span><text:span text:style-name="T6">makeText</text:span><text:span text:style-name="T4">(MainActivity.</text:span><text:span text:style-name="T1">this, </text:span><text:span text:style-name="T17">"Created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1">protected void </text:span><text:span text:style-name="T10">onStart</text:span><text:span text:style-name="T4">() {</text:span><text:line-break/><text:span text:style-name="T4"> <text:s text:c="7"/></text:span><text:span text:style-name="T1">super</text:span><text:span text:style-name="T4">.onStart()</text:span><text:span text:style-name="T1">;</text:span><text:line-break/><text:span text:style-name="T1"> <text:s text:c="7"/></text:span><text:span text:style-name="T4">Log.</text:span><text:span text:style-name="T6">d</text:span><text:span text:style-name="T4">(</text:span><text:span text:style-name="T17">"Activity_Lifecycle"</text:span><text:span text:style-name="T1">, </text:span><text:span text:style-name="T17">"onStart invoked"</text:span><text:span text:style-name="T4">)</text:span><text:span text:style-name="T1">;</text:span><text:line-break/><text:span text:style-name="T1"> <text:s text:c="7"/></text:span><text:span text:style-name="T4">Toast.</text:span><text:span text:style-name="T6">makeText</text:span><text:span text:style-name="T4">(MainActivity.</text:span><text:span text:style-name="T1">this, </text:span><text:span text:style-name="T17">"Start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8">@Override</text:span><text:line-break/><text:span text:style-name="T8"> <text:s text:c="3"/></text:span><text:span text:style-name="T1">protected void </text:span><text:span text:style-name="T10">onResume</text:span><text:span text:style-name="T4">() {</text:span><text:line-break/><text:span text:style-name="T4"> <text:s text:c="7"/></text:span><text:span text:style-name="T1">super</text:span><text:span text:style-name="T4">.onResume()</text:span><text:span text:style-name="T1">;</text:span><text:line-break/><text:span text:style-name="T1"> <text:s text:c="7"/></text:span><text:span text:style-name="T4">Log.</text:span><text:span text:style-name="T6">d</text:span><text:span text:style-name="T4">(</text:span><text:span text:style-name="T17">"Activity_Lifecycle"</text:span><text:span text:style-name="T1">, </text:span><text:span text:style-name="T17">"onResume invoked"</text:span><text:span text:style-name="T4">)</text:span><text:span text:style-name="T1">;</text:span><text:line-break/><text:span text:style-name="T1"> <text:s text:c="7"/></text:span><text:span text:style-name="T4">Toast.</text:span><text:span text:style-name="T6">makeText</text:span><text:span text:style-name="T4">(MainActivity.</text:span><text:span text:style-name="T1">this, </text:span><text:span text:style-name="T17">"Resume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8">@Override</text:span><text:line-break/><text:span text:style-name="T8"> <text:s text:c="3"/></text:span><text:span text:style-name="T1">protected void </text:span><text:span text:style-name="T10">onPause</text:span><text:span text:style-name="T4">() {</text:span><text:line-break/><text:span text:style-name="T4"> <text:s text:c="7"/></text:span><text:span text:style-name="T1">super</text:span><text:span text:style-name="T4">.onPause()</text:span><text:span text:style-name="T1">;</text:span><text:line-break/><text:span text:style-name="T1"> <text:s text:c="7"/></text:span><text:span text:style-name="T4">Log.</text:span><text:span text:style-name="T6">d</text:span><text:span text:style-name="T4">(</text:span><text:span text:style-name="T17">"Activity_Lifecycle"</text:span><text:span text:style-name="T1">, </text:span><text:span text:style-name="T17">"onPause invoked"</text:span><text:span text:style-name="T4">)</text:span><text:span text:style-name="T1">;</text:span><text:line-break/><text:span text:style-name="T1"> <text:s text:c="7"/></text:span><text:span text:style-name="T4">Toast.</text:span><text:span text:style-name="T6">makeText</text:span><text:span text:style-name="T4">(MainActivity.</text:span><text:span text:style-name="T1">this, </text:span><text:span text:style-name="T17">"Pause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8">@Override</text:span><text:line-break/><text:span text:style-name="T8"> <text:s text:c="3"/></text:span><text:span text:style-name="T1">protected void </text:span><text:span text:style-name="T10">onStop</text:span><text:span text:style-name="T4">() {</text:span><text:line-break/><text:span text:style-name="T4"> <text:s text:c="7"/></text:span><text:span text:style-name="T1">super</text:span><text:span text:style-name="T4">.onStop()</text:span><text:span text:style-name="T1">;</text:span><text:line-break/><text:span text:style-name="T1"> <text:s text:c="7"/></text:span><text:span text:style-name="T4">Log.</text:span><text:span text:style-name="T6">d</text:span><text:span text:style-name="T4">(</text:span><text:span text:style-name="T17">"Activity_Lifecycle"</text:span><text:span text:style-name="T1">, </text:span><text:span text:style-name="T17">"onStop invoked"</text:span><text:span text:style-name="T4">)</text:span><text:span text:style-name="T1">;</text:span><text:line-break/><text:span text:style-name="T1"> <text:s text:c="7"/></text:span><text:span text:style-name="T4">Toast.</text:span><text:span text:style-name="T6">makeText</text:span><text:span text:style-name="T4">(MainActivity.</text:span><text:span text:style-name="T1">this, </text:span><text:span text:style-name="T17">"Stop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8">@Override</text:span><text:line-break/><text:span text:style-name="T8"> <text:s text:c="3"/></text:span><text:span text:style-name="T1">protected void </text:span><text:span text:style-name="T10">onRestart</text:span><text:span text:style-name="T4">() {</text:span><text:line-break/><text:span text:style-name="T4"> <text:s text:c="7"/></text:span><text:span text:style-name="T1">super</text:span><text:span text:style-name="T4">.onRestart()</text:span><text:span text:style-name="T1">;</text:span><text:line-break/><text:span text:style-name="T1"> <text:s text:c="7"/></text:span><text:span text:style-name="T4">Log.</text:span><text:span text:style-name="T6">d</text:span><text:span text:style-name="T4">(</text:span><text:span text:style-name="T17">"Activity_Lifecycle"</text:span><text:span text:style-name="T1">, </text:span><text:span text:style-name="T17">"onRestart invoked"</text:span><text:span text:style-name="T4">)</text:span><text:span text:style-name="T1">;</text:span><text:line-break/><text:span text:style-name="T1"> <text:s text:c="7"/></text:span><text:span text:style-name="T4">Toast.</text:span><text:span text:style-name="T6">makeText</text:span><text:span text:style-name="T4">(MainActivity.</text:span><text:span text:style-name="T1">this, </text:span><text:span text:style-name="T17">"Restart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8">@Override</text:span><text:line-break/><text:span text:style-name="T8"> <text:s text:c="3"/></text:span><text:span text:style-name="T1">protected void </text:span><text:span text:style-name="T10">onDestroy</text:span><text:span text:style-name="T4">() {</text:span><text:line-break/><text:span text:style-name="T4"> <text:s text:c="7"/></text:span><text:span text:style-name="T1">super</text:span><text:span text:style-name="T4">.onDestroy()</text:span><text:span text:style-name="T1">;</text:span><text:line-break/><text:span text:style-name="T1"> <text:s text:c="7"/></text:span><text:span text:style-name="T4">Log.</text:span><text:span text:style-name="T6">d</text:span><text:span text:style-name="T4">(</text:span><text:span text:style-name="T17">"Activity_Lifecycle"</text:span><text:span text:style-name="T1">, </text:span><text:span text:style-name="T17">"onDestroy invoked"</text:span><text:span text:style-name="T4">)</text:span><text:span text:style-name="T1">;</text:span><text:line-break/><text:span text:style-name="T1"> <text:s text:c="7"/></text:span><text:span text:style-name="T4">Toast.</text:span><text:span text:style-name="T6">makeText</text:span><text:span text:style-name="T4">(MainActivity.</text:span><text:span text:style-name="T1">this, </text:span><text:span text:style-name="T17">"Destroy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3"/></text:span><text:span text:style-name="T4">}</text:span><text:line-break/><text:soft-page-break/><text:line-break/><text:span text:style-name="T4">}</text:span><text:line-break/></text:p>
      <text:p text:style-name="P2"/>
      <text:p text:style-name="P3">Calculator</text:p>
      <text:p text:style-name="P3"/>
      <text:p text:style-name="P3">activity_main.xml</text:p>
      <text:p text:style-name="P3"/>
      <text:p text:style-name="P3"/>
      <text:p text:style-name="P3"><text:span text:style-name="T20">&lt;?</text:span><text:span text:style-name="T21">xml version</text:span><text:span text:style-name="T17">="1.0" </text:span><text:span text:style-name="T21">encoding</text:span><text:span text:style-name="T17">="utf-8"</text:span><text:span text:style-name="T20">?&gt;</text:span><text:line-break/><text:span text:style-name="T20">&lt;androidx.constraintlayout.widget.ConstraintLayout </text:span><text:span text:style-name="T21">xmlns:</text:span><text:span text:style-name="T14">android</text:span><text:span text:style-name="T17">="http://schemas.android.com/apk/res/android"</text:span><text:line-break/><text:span text:style-name="T17"> <text:s text:c="3"/></text:span><text:span text:style-name="T21">xmlns:</text:span><text:span text:style-name="T14">app</text:span><text:span text:style-name="T17">="http://schemas.android.com/apk/res-auto"</text:span><text:line-break/><text:span text:style-name="T17"> <text:s text:c="3"/></text:span><text:span text:style-name="T21">xmlns:</text:span><text:span text:style-name="T14">tools</text:span><text:span text:style-name="T17">="http://schemas.android.com/tools"</text:span><text:line-break/><text:span text:style-name="T17"> <text:s text:c="3"/></text:span><text:span text:style-name="T14">android</text:span><text:span text:style-name="T21">:layout_width</text:span><text:span text:style-name="T17">="match_parent"</text:span><text:line-break/><text:span text:style-name="T17"> <text:s text:c="3"/></text:span><text:span text:style-name="T14">android</text:span><text:span text:style-name="T21">:layout_height</text:span><text:span text:style-name="T17">="match_parent"</text:span><text:line-break/><text:span text:style-name="T17"> <text:s text:c="3"/></text:span><text:span text:style-name="T14">android</text:span><text:span text:style-name="T21">:padding</text:span><text:span text:style-name="T17">="16dp"</text:span><text:line-break/><text:span text:style-name="T17"> <text:s text:c="3"/></text:span><text:span text:style-name="T14">tools</text:span><text:span text:style-name="T21">:context</text:span><text:span text:style-name="T17">=".MainActivity"</text:span><text:span text:style-name="T20">&gt;</text:span><text:line-break/><text:line-break/><text:span text:style-name="T20"> <text:s text:c="3"/>&lt;EditText</text:span><text:line-break/><text:span text:style-name="T20"> <text:s text:c="7"/></text:span><text:span text:style-name="T14">android</text:span><text:span text:style-name="T21">:id</text:span><text:span text:style-name="T17">="@+id/num1EditText"</text:span><text:line-break/><text:span text:style-name="T17"> <text:s text:c="7"/></text:span><text:span text:style-name="T14">android</text:span><text:span text:style-name="T21">:layout_width</text:span><text:span text:style-name="T17">="0dp"</text:span><text:line-break/><text:span text:style-name="T17"> <text:s text:c="7"/></text:span><text:span text:style-name="T14">android</text:span><text:span text:style-name="T21">:layout_height</text:span><text:span text:style-name="T17">="48dp"</text:span><text:line-break/><text:span text:style-name="T17"> <text:s text:c="7"/></text:span><text:span text:style-name="T14">android</text:span><text:span text:style-name="T21">:layout_marginTop</text:span><text:span text:style-name="T17">="44dp"</text:span><text:line-break/><text:span text:style-name="T17"> <text:s text:c="7"/></text:span><text:span text:style-name="T14">android</text:span><text:span text:style-name="T21">:hint</text:span><text:span text:style-name="T17">="Enter number 1"</text:span><text:line-break/><text:span text:style-name="T17"> <text:s text:c="7"/></text:span><text:span text:style-name="T14">android</text:span><text:span text:style-name="T21">:inputType</text:span><text:span text:style-name="T17">="numberDecimal"</text:span><text:line-break/><text:span text:style-name="T17"> <text:s text:c="7"/></text:span><text:span text:style-name="T14">app</text:span><text:span text:style-name="T21">:layout_constraintEnd_toEndOf</text:span><text:span text:style-name="T17">="parent"</text:span><text:line-break/><text:span text:style-name="T17"> <text:s text:c="7"/></text:span><text:span text:style-name="T14">app</text:span><text:span text:style-name="T21">:layout_constraintStart_toStartOf</text:span><text:span text:style-name="T17">="parent"</text:span><text:line-break/><text:span text:style-name="T17"> <text:s text:c="7"/></text:span><text:span text:style-name="T14">app</text:span><text:span text:style-name="T21">:layout_constraintTop_toTopOf</text:span><text:span text:style-name="T17">="parent" </text:span><text:span text:style-name="T20">/&gt;</text:span><text:line-break/><text:line-break/><text:span text:style-name="T20"> <text:s text:c="3"/>&lt;EditText</text:span><text:line-break/><text:span text:style-name="T20"> <text:s text:c="7"/></text:span><text:span text:style-name="T14">android</text:span><text:span text:style-name="T21">:id</text:span><text:span text:style-name="T17">="@+id/num2EditText"</text:span><text:line-break/><text:span text:style-name="T17"> <text:s text:c="7"/></text:span><text:span text:style-name="T14">android</text:span><text:span text:style-name="T21">:layout_width</text:span><text:span text:style-name="T17">="0dp"</text:span><text:line-break/><text:span text:style-name="T17"> <text:s text:c="7"/></text:span><text:span text:style-name="T14">android</text:span><text:span text:style-name="T21">:layout_height</text:span><text:span text:style-name="T17">="48dp"</text:span><text:line-break/><text:span text:style-name="T17"> <text:s text:c="7"/></text:span><text:span text:style-name="T14">android</text:span><text:span text:style-name="T21">:layout_marginTop</text:span><text:span text:style-name="T17">="12dp"</text:span><text:line-break/><text:span text:style-name="T17"> <text:s text:c="7"/></text:span><text:span text:style-name="T14">android</text:span><text:span text:style-name="T21">:hint</text:span><text:span text:style-name="T17">="Enter number 2"</text:span><text:line-break/><text:span text:style-name="T17"> <text:s text:c="7"/></text:span><text:span text:style-name="T14">android</text:span><text:span text:style-name="T21">:inputType</text:span><text:span text:style-name="T17">="numberDecimal"</text:span><text:line-break/><text:span text:style-name="T17"> <text:s text:c="7"/></text:span><text:span text:style-name="T14">app</text:span><text:span text:style-name="T21">:layout_constraintEnd_toEndOf</text:span><text:span text:style-name="T17">="parent"</text:span><text:line-break/><text:span text:style-name="T17"> <text:s text:c="7"/></text:span><text:span text:style-name="T14">app</text:span><text:span text:style-name="T21">:layout_constraintHorizontal_bias</text:span><text:span text:style-name="T17">="0.47"</text:span><text:line-break/><text:span text:style-name="T17"> <text:s text:c="7"/></text:span><text:span text:style-name="T14">app</text:span><text:span text:style-name="T21">:layout_constraintStart_toStartOf</text:span><text:span text:style-name="T17">="parent"</text:span><text:line-break/><text:span text:style-name="T17"> <text:s text:c="7"/></text:span><text:span text:style-name="T14">app</text:span><text:span text:style-name="T21">:layout_constraintTop_toBottomOf</text:span><text:span text:style-name="T17">="@+id/num1EditText" </text:span><text:span text:style-name="T20">/&gt;</text:span><text:line-break/><text:line-break/><text:span text:style-name="T20"> <text:s text:c="3"/>&lt;Button</text:span><text:line-break/><text:span text:style-name="T20"> <text:s text:c="7"/></text:span><text:span text:style-name="T14">android</text:span><text:span text:style-name="T21">:id</text:span><text:span text:style-name="T17">="@+id/addButton"</text:span><text:line-break/><text:span text:style-name="T17"> <text:s text:c="7"/></text:span><text:span text:style-name="T14">android</text:span><text:span text:style-name="T21">:layout_width</text:span><text:span text:style-name="T17">="wrap_content"</text:span><text:line-break/><text:span text:style-name="T17"> <text:s text:c="7"/></text:span><text:span text:style-name="T14">android</text:span><text:span text:style-name="T21">:layout_height</text:span><text:span text:style-name="T17">="wrap_content"</text:span><text:line-break/><text:span text:style-name="T17"> <text:s text:c="7"/></text:span><text:span text:style-name="T14">android</text:span><text:span text:style-name="T21">:layout_marginTop</text:span><text:span text:style-name="T17">="20dp"</text:span><text:line-break/><text:span text:style-name="T17"> <text:s text:c="7"/></text:span><text:span text:style-name="T14">android</text:span><text:span text:style-name="T21">:text</text:span><text:span text:style-name="T17">="+"</text:span><text:line-break/><text:span text:style-name="T17"> <text:s text:c="7"/></text:span><text:span text:style-name="T14">android</text:span><text:span text:style-name="T21">:textSize</text:span><text:span text:style-name="T17">="16sp"</text:span><text:line-break/><text:span text:style-name="T17"> <text:s text:c="7"/></text:span><text:span text:style-name="T14">app</text:span><text:span text:style-name="T21">:layout_constraintStart_toStartOf</text:span><text:span text:style-name="T17">="parent"</text:span><text:line-break/><text:span text:style-name="T17"> <text:s text:c="7"/></text:span><text:span text:style-name="T14">app</text:span><text:span text:style-name="T21">:layout_constraintTop_toBottomOf</text:span><text:span text:style-name="T17">="@+id/num2EditText" </text:span><text:span text:style-name="T20">/&gt;</text:span><text:line-break/><text:line-break/><text:span text:style-name="T20"> <text:s text:c="3"/>&lt;Button</text:span><text:line-break/><text:span text:style-name="T20"> <text:s text:c="7"/></text:span><text:span text:style-name="T14">android</text:span><text:span text:style-name="T21">:id</text:span><text:span text:style-name="T17">="@+id/subtractButton"</text:span><text:line-break/><text:span text:style-name="T17"> <text:s text:c="7"/></text:span><text:span text:style-name="T14">android</text:span><text:span text:style-name="T21">:layout_width</text:span><text:span text:style-name="T17">="wrap_content"</text:span><text:line-break/><text:span text:style-name="T17"> <text:s text:c="7"/></text:span><text:span text:style-name="T14">android</text:span><text:span text:style-name="T21">:layout_height</text:span><text:span text:style-name="T17">="wrap_content"</text:span><text:line-break/><text:span text:style-name="T17"> <text:s text:c="7"/></text:span><text:span text:style-name="T14">android</text:span><text:span text:style-name="T21">:layout_marginTop</text:span><text:span text:style-name="T17">="20dp"</text:span><text:line-break/><text:span text:style-name="T17"> <text:s text:c="7"/></text:span><text:span text:style-name="T14">android</text:span><text:span text:style-name="T21">:text</text:span><text:span text:style-name="T17">="-"</text:span><text:line-break/><text:span text:style-name="T17"> <text:s text:c="7"/></text:span><text:span text:style-name="T14">android</text:span><text:span text:style-name="T21">:textSize</text:span><text:span text:style-name="T17">="16sp"</text:span><text:line-break/><text:span text:style-name="T17"> <text:s text:c="7"/></text:span><text:span text:style-name="T14">app</text:span><text:span text:style-name="T21">:layout_constraintEnd_toStartOf</text:span><text:span text:style-name="T17">="@+id/multiplyButton"</text:span><text:line-break/><text:soft-page-break/><text:span text:style-name="T17"> <text:s text:c="7"/></text:span><text:span text:style-name="T14">app</text:span><text:span text:style-name="T21">:layout_constraintStart_toEndOf</text:span><text:span text:style-name="T17">="@+id/addButton"</text:span><text:line-break/><text:span text:style-name="T17"> <text:s text:c="7"/></text:span><text:span text:style-name="T14">app</text:span><text:span text:style-name="T21">:layout_constraintTop_toBottomOf</text:span><text:span text:style-name="T17">="@+id/num2EditText" </text:span><text:span text:style-name="T20">/&gt;</text:span><text:line-break/><text:line-break/><text:span text:style-name="T20"> <text:s text:c="3"/>&lt;Button</text:span><text:line-break/><text:span text:style-name="T20"> <text:s text:c="7"/></text:span><text:span text:style-name="T14">android</text:span><text:span text:style-name="T21">:id</text:span><text:span text:style-name="T17">="@+id/multiplyButton"</text:span><text:line-break/><text:span text:style-name="T17"> <text:s text:c="7"/></text:span><text:span text:style-name="T14">android</text:span><text:span text:style-name="T21">:layout_width</text:span><text:span text:style-name="T17">="wrap_content"</text:span><text:line-break/><text:span text:style-name="T17"> <text:s text:c="7"/></text:span><text:span text:style-name="T14">android</text:span><text:span text:style-name="T21">:layout_height</text:span><text:span text:style-name="T17">="wrap_content"</text:span><text:line-break/><text:span text:style-name="T17"> <text:s text:c="7"/></text:span><text:span text:style-name="T14">android</text:span><text:span text:style-name="T21">:layout_marginTop</text:span><text:span text:style-name="T17">="20dp"</text:span><text:line-break/><text:span text:style-name="T17"> <text:s text:c="7"/></text:span><text:span text:style-name="T14">android</text:span><text:span text:style-name="T21">:text</text:span><text:span text:style-name="T17">="x"</text:span><text:line-break/><text:span text:style-name="T17"> <text:s text:c="7"/></text:span><text:span text:style-name="T14">android</text:span><text:span text:style-name="T21">:textSize</text:span><text:span text:style-name="T17">="16sp"</text:span><text:line-break/><text:span text:style-name="T17"> <text:s text:c="7"/></text:span><text:span text:style-name="T14">app</text:span><text:span text:style-name="T21">:layout_constraintEnd_toEndOf</text:span><text:span text:style-name="T17">="parent"</text:span><text:line-break/><text:span text:style-name="T17"> <text:s text:c="7"/></text:span><text:span text:style-name="T14">app</text:span><text:span text:style-name="T21">:layout_constraintTop_toBottomOf</text:span><text:span text:style-name="T17">="@+id/num2EditText" </text:span><text:span text:style-name="T20">/&gt;</text:span><text:line-break/><text:line-break/><text:span text:style-name="T20"> <text:s text:c="3"/>&lt;Button</text:span><text:line-break/><text:span text:style-name="T20"> <text:s text:c="7"/></text:span><text:span text:style-name="T14">android</text:span><text:span text:style-name="T21">:id</text:span><text:span text:style-name="T17">="@+id/divideButton"</text:span><text:line-break/><text:span text:style-name="T17"> <text:s text:c="7"/></text:span><text:span text:style-name="T14">android</text:span><text:span text:style-name="T21">:layout_width</text:span><text:span text:style-name="T17">="wrap_content"</text:span><text:line-break/><text:span text:style-name="T17"> <text:s text:c="7"/></text:span><text:span text:style-name="T14">android</text:span><text:span text:style-name="T21">:layout_height</text:span><text:span text:style-name="T17">="wrap_content"</text:span><text:line-break/><text:span text:style-name="T17"> <text:s text:c="7"/></text:span><text:span text:style-name="T14">android</text:span><text:span text:style-name="T21">:layout_marginTop</text:span><text:span text:style-name="T17">="20dp"</text:span><text:line-break/><text:span text:style-name="T17"> <text:s text:c="7"/></text:span><text:span text:style-name="T14">android</text:span><text:span text:style-name="T21">:text</text:span><text:span text:style-name="T17">="/"</text:span><text:line-break/><text:span text:style-name="T17"> <text:s text:c="7"/></text:span><text:span text:style-name="T14">android</text:span><text:span text:style-name="T21">:textSize</text:span><text:span text:style-name="T17">="16sp"</text:span><text:line-break/><text:span text:style-name="T17"> <text:s text:c="7"/></text:span><text:span text:style-name="T14">app</text:span><text:span text:style-name="T21">:layout_constraintStart_toStartOf</text:span><text:span text:style-name="T17">="parent"</text:span><text:line-break/><text:span text:style-name="T17"> <text:s text:c="7"/></text:span><text:span text:style-name="T14">app</text:span><text:span text:style-name="T21">:layout_constraintTop_toBottomOf</text:span><text:span text:style-name="T17">="@+id/addButton" </text:span><text:span text:style-name="T20">/&gt;</text:span><text:line-break/><text:line-break/><text:span text:style-name="T20"> <text:s text:c="3"/>&lt;Button</text:span><text:line-break/><text:span text:style-name="T20"> <text:s text:c="7"/></text:span><text:span text:style-name="T14">android</text:span><text:span text:style-name="T21">:id</text:span><text:span text:style-name="T17">="@+id/sqrtButton"</text:span><text:line-break/><text:span text:style-name="T17"> <text:s text:c="7"/></text:span><text:span text:style-name="T14">android</text:span><text:span text:style-name="T21">:layout_width</text:span><text:span text:style-name="T17">="wrap_content"</text:span><text:line-break/><text:span text:style-name="T17"> <text:s text:c="7"/></text:span><text:span text:style-name="T14">android</text:span><text:span text:style-name="T21">:layout_height</text:span><text:span text:style-name="T17">="wrap_content"</text:span><text:line-break/><text:span text:style-name="T17"> <text:s text:c="7"/></text:span><text:span text:style-name="T14">android</text:span><text:span text:style-name="T21">:layout_marginTop</text:span><text:span text:style-name="T17">="20dp"</text:span><text:line-break/><text:span text:style-name="T17"> <text:s text:c="7"/></text:span><text:span text:style-name="T14">android</text:span><text:span text:style-name="T21">:layout_marginEnd</text:span><text:span text:style-name="T17">="140dp"</text:span><text:line-break/><text:span text:style-name="T17"> <text:s text:c="7"/></text:span><text:span text:style-name="T14">android</text:span><text:span text:style-name="T21">:text</text:span><text:span text:style-name="T17">="Sqrt"</text:span><text:line-break/><text:span text:style-name="T17"> <text:s text:c="7"/></text:span><text:span text:style-name="T14">android</text:span><text:span text:style-name="T21">:textSize</text:span><text:span text:style-name="T17">="16sp"</text:span><text:line-break/><text:span text:style-name="T17"> <text:s text:c="7"/></text:span><text:span text:style-name="T14">app</text:span><text:span text:style-name="T21">:layout_constraintEnd_toEndOf</text:span><text:span text:style-name="T17">="parent"</text:span><text:line-break/><text:span text:style-name="T17"> <text:s text:c="7"/></text:span><text:span text:style-name="T14">app</text:span><text:span text:style-name="T21">:layout_constraintTop_toBottomOf</text:span><text:span text:style-name="T17">="@+id/subtractButton" </text:span><text:span text:style-name="T20">/&gt;</text:span><text:line-break/><text:line-break/><text:span text:style-name="T20"> <text:s text:c="3"/>&lt;TextView</text:span><text:line-break/><text:span text:style-name="T20"> <text:s text:c="7"/></text:span><text:span text:style-name="T14">android</text:span><text:span text:style-name="T21">:id</text:span><text:span text:style-name="T17">="@+id/resultTextView"</text:span><text:line-break/><text:span text:style-name="T17"> <text:s text:c="7"/></text:span><text:span text:style-name="T14">android</text:span><text:span text:style-name="T21">:layout_width</text:span><text:span text:style-name="T17">="84dp"</text:span><text:line-break/><text:span text:style-name="T17"> <text:s text:c="7"/></text:span><text:span text:style-name="T14">android</text:span><text:span text:style-name="T21">:layout_height</text:span><text:span text:style-name="T17">="41dp"</text:span><text:line-break/><text:span text:style-name="T17"> <text:s text:c="7"/></text:span><text:span text:style-name="T14">android</text:span><text:span text:style-name="T21">:layout_marginStart</text:span><text:span text:style-name="T17">="4dp"</text:span><text:line-break/><text:span text:style-name="T17"> <text:s text:c="7"/></text:span><text:span text:style-name="T14">android</text:span><text:span text:style-name="T21">:layout_marginTop</text:span><text:span text:style-name="T17">="40dp"</text:span><text:line-break/><text:span text:style-name="T17"> <text:s text:c="7"/></text:span><text:span text:style-name="T14">android</text:span><text:span text:style-name="T21">:text</text:span><text:span text:style-name="T17">="Result: "</text:span><text:line-break/><text:span text:style-name="T17"> <text:s text:c="7"/></text:span><text:span text:style-name="T14">android</text:span><text:span text:style-name="T21">:textSize</text:span><text:span text:style-name="T17">="18sp"</text:span><text:line-break/><text:span text:style-name="T17"> <text:s text:c="7"/></text:span><text:span text:style-name="T14">app</text:span><text:span text:style-name="T21">:layout_constraintStart_toStartOf</text:span><text:span text:style-name="T17">="parent"</text:span><text:line-break/><text:span text:style-name="T17"> <text:s text:c="7"/></text:span><text:span text:style-name="T14">app</text:span><text:span text:style-name="T21">:layout_constraintTop_toBottomOf</text:span><text:span text:style-name="T17">="@+id/divideButton" </text:span><text:span text:style-name="T20">/&gt;</text:span><text:line-break/><text:span text:style-name="T20">&lt;/androidx.constraintlayout.widget.ConstraintLayout&gt;</text:span></text:p>
      <text:p text:style-name="P3"/>
      <text:p text:style-name="P3"/>
      <text:p text:style-name="P3">mainactivity.java</text:p>
      <text:p text:style-name="P3"/>
      <text:p text:style-name="P3"><text:span text:style-name="T1">package </text:span><text:span text:style-name="T4">com.example.calculator</text:span><text:span text:style-name="T1">;</text:span><text:line-break/><text:span text:style-name="T1">import </text:span><text:span text:style-name="T4">android.os.Bundle</text:span><text:span text:style-name="T1">;</text:span><text:line-break/><text:span text:style-name="T1">import </text:span><text:span text:style-name="T4">android.view.View</text:span><text:span text:style-name="T1">;</text:span><text:line-break/><text:span text:style-name="T1">import </text:span><text:span text:style-name="T4">android.widget.Button</text:span><text:span text:style-name="T1">;</text:span><text:line-break/><text:span text:style-name="T1">import </text:span><text:span text:style-name="T4">android.widget.EditText</text:span><text:span text:style-name="T1">;</text:span><text:line-break/><text:span text:style-name="T1">import </text:span><text:span text:style-name="T4">android.widget.TextView</text:span><text:span text:style-name="T1">;</text:span><text:line-break/><text:span text:style-name="T1">import </text:span><text:span text:style-name="T4">android.widget.Toast</text:span><text:span text:style-name="T1">;</text:span><text:line-break/><text:line-break/><text:span text:style-name="T1">import </text:span><text:span text:style-name="T4">androidx.appcompat.app.AppCompatActivity</text:span><text:span text:style-name="T1">;</text:span><text:line-break/><text:line-break/><text:span text:style-name="T1">import </text:span><text:span text:style-name="T4">java.text.DecimalFormat</text:span><text:span text:style-name="T1">;</text:span><text:line-break/><text:soft-page-break/><text:line-break/><text:span text:style-name="T1">public class </text:span><text:span text:style-name="T4">MainActivity </text:span><text:span text:style-name="T1">extends </text:span><text:span text:style-name="T4">AppCompatActivity {</text:span><text:line-break/><text:line-break/><text:span text:style-name="T4"> <text:s text:c="3"/></text:span><text:span text:style-name="T1">private </text:span><text:span text:style-name="T4">EditText </text:span><text:span text:style-name="T14">num1EditText</text:span><text:span text:style-name="T1">, </text:span><text:span text:style-name="T14">num2EditText</text:span><text:span text:style-name="T1">;</text:span><text:line-break/><text:span text:style-name="T1"> <text:s text:c="3"/>private </text:span><text:span text:style-name="T4">TextView </text:span><text:span text:style-name="T14">resultTextView</text:span><text:span text:style-name="T1">;</text:span><text:line-break/><text:line-break/><text:span text:style-name="T1"> <text:s text:c="3"/></text:span><text:span text:style-name="T8">@Override</text:span><text:line-break/><text:span text:style-name="T8"> <text:s text:c="3"/></text:span><text:span text:style-name="T1">protected void </text:span><text:span text:style-name="T10">onCreate</text:span><text:span text:style-name="T4">(Bundle savedInstanceState) {</text:span><text:line-break/><text:span text:style-name="T4"> <text:s text:c="7"/></text:span><text:span text:style-name="T1">super</text:span><text:span text:style-name="T4">.onCreate(savedInstanceState)</text:span><text:span text:style-name="T1">;</text:span><text:line-break/><text:span text:style-name="T1"> <text:s text:c="7"/></text:span><text:span text:style-name="T4">setContentView(R.layout.</text:span><text:span text:style-name="T12">activity_main</text:span><text:span text:style-name="T4">)</text:span><text:span text:style-name="T1">;</text:span><text:line-break/><text:line-break/><text:span text:style-name="T1"> <text:s text:c="7"/></text:span><text:span text:style-name="T14">num1EditText </text:span><text:span text:style-name="T4">= findViewById(R.id.</text:span><text:span text:style-name="T12">num1EditText</text:span><text:span text:style-name="T4">)</text:span><text:span text:style-name="T1">;</text:span><text:line-break/><text:span text:style-name="T1"> <text:s text:c="7"/></text:span><text:span text:style-name="T14">num2EditText </text:span><text:span text:style-name="T4">= findViewById(R.id.</text:span><text:span text:style-name="T12">num2EditText</text:span><text:span text:style-name="T4">)</text:span><text:span text:style-name="T1">;</text:span><text:line-break/><text:span text:style-name="T1"> <text:s text:c="7"/></text:span><text:span text:style-name="T14">resultTextView </text:span><text:span text:style-name="T4">= findViewById(R.id.</text:span><text:span text:style-name="T12">resultTextView</text:span><text:span text:style-name="T4">)</text:span><text:span text:style-name="T1">;</text:span><text:line-break/><text:line-break/><text:span text:style-name="T1"> <text:s text:c="7"/></text:span><text:span text:style-name="T4">Button addButton = findViewById(R.id.</text:span><text:span text:style-name="T12">addButton</text:span><text:span text:style-name="T4">)</text:span><text:span text:style-name="T1">;</text:span><text:line-break/><text:span text:style-name="T1"> <text:s text:c="7"/></text:span><text:line-break/><text:span text:style-name="T1"> <text:s text:c="7"/></text:span><text:span text:style-name="T4">addButton.setOnClickListener(</text:span><text:span text:style-name="T1">new </text:span><text:span text:style-name="T4">View.OnClickListener() {</text:span><text:line-break/><text:span text:style-name="T4"> <text:s text:c="11"/></text:span><text:span text:style-name="T8">@Override</text:span><text:line-break/><text:span text:style-name="T8"> <text:s text:c="11"/></text:span><text:span text:style-name="T1">public void </text:span><text:span text:style-name="T10">onClick</text:span><text:span text:style-name="T4">(View v) {</text:span><text:line-break/><text:span text:style-name="T4"> <text:s text:c="15"/>performCalculation(</text:span><text:span text:style-name="T17">'+'</text:span><text:span text:style-name="T4">)</text:span><text:span text:style-name="T1">;</text:span><text:line-break/><text:span text:style-name="T1"> <text:s text:c="11"/></text:span><text:span text:style-name="T4">}</text:span><text:line-break/><text:span text:style-name="T4"> <text:s text:c="7"/>})</text:span><text:span text:style-name="T1">;</text:span><text:line-break/><text:line-break/><text:span text:style-name="T1"> <text:s text:c="7"/></text:span><text:span text:style-name="T4">Button subtractButton = findViewById(R.id.</text:span><text:span text:style-name="T12">subtractButton</text:span><text:span text:style-name="T4">)</text:span><text:span text:style-name="T1">;</text:span><text:line-break/><text:span text:style-name="T1"> <text:s text:c="7"/></text:span><text:span text:style-name="T4">subtractButton.setOnClickListener(</text:span><text:span text:style-name="T1">new </text:span><text:span text:style-name="T4">View.OnClickListener() {</text:span><text:line-break/><text:span text:style-name="T4"> <text:s text:c="11"/></text:span><text:span text:style-name="T8">@Override</text:span><text:line-break/><text:span text:style-name="T8"> <text:s text:c="11"/></text:span><text:span text:style-name="T1">public void </text:span><text:span text:style-name="T10">onClick</text:span><text:span text:style-name="T4">(View v) {</text:span><text:line-break/><text:span text:style-name="T4"> <text:s text:c="15"/>performCalculation(</text:span><text:span text:style-name="T17">'-'</text:span><text:span text:style-name="T4">)</text:span><text:span text:style-name="T1">;</text:span><text:line-break/><text:span text:style-name="T1"> <text:s text:c="11"/></text:span><text:span text:style-name="T4">}</text:span><text:line-break/><text:span text:style-name="T4"> <text:s text:c="7"/>})</text:span><text:span text:style-name="T1">;</text:span><text:line-break/><text:line-break/><text:span text:style-name="T1"> <text:s text:c="7"/></text:span><text:span text:style-name="T4">Button multiplyButton = findViewById(R.id.</text:span><text:span text:style-name="T12">multiplyButton</text:span><text:span text:style-name="T4">)</text:span><text:span text:style-name="T1">;</text:span><text:line-break/><text:span text:style-name="T1"> <text:s text:c="7"/></text:span><text:span text:style-name="T4">multiplyButton.setOnClickListener(</text:span><text:span text:style-name="T1">new </text:span><text:span text:style-name="T4">View.OnClickListener() {</text:span><text:line-break/><text:span text:style-name="T4"> <text:s text:c="11"/></text:span><text:span text:style-name="T8">@Override</text:span><text:line-break/><text:span text:style-name="T8"> <text:s text:c="11"/></text:span><text:span text:style-name="T1">public void </text:span><text:span text:style-name="T10">onClick</text:span><text:span text:style-name="T4">(View v) {</text:span><text:line-break/><text:span text:style-name="T4"> <text:s text:c="15"/>performCalculation(</text:span><text:span text:style-name="T17">'*'</text:span><text:span text:style-name="T4">)</text:span><text:span text:style-name="T1">;</text:span><text:line-break/><text:span text:style-name="T1"> <text:s text:c="11"/></text:span><text:span text:style-name="T4">}</text:span><text:line-break/><text:span text:style-name="T4"> <text:s text:c="7"/>})</text:span><text:span text:style-name="T1">;</text:span><text:line-break/><text:line-break/><text:span text:style-name="T1"> <text:s text:c="7"/></text:span><text:span text:style-name="T4">Button divideButton = findViewById(R.id.</text:span><text:span text:style-name="T12">divideButton</text:span><text:span text:style-name="T4">)</text:span><text:span text:style-name="T1">;</text:span><text:line-break/><text:span text:style-name="T1"> <text:s text:c="7"/></text:span><text:span text:style-name="T4">divideButton.setOnClickListener(</text:span><text:span text:style-name="T1">new </text:span><text:span text:style-name="T4">View.OnClickListener() {</text:span><text:line-break/><text:span text:style-name="T4"> <text:s text:c="11"/></text:span><text:span text:style-name="T8">@Override</text:span><text:line-break/><text:span text:style-name="T8"> <text:s text:c="11"/></text:span><text:span text:style-name="T1">public void </text:span><text:span text:style-name="T10">onClick</text:span><text:span text:style-name="T4">(View v) {</text:span><text:line-break/><text:span text:style-name="T4"> <text:s text:c="15"/>performCalculation(</text:span><text:span text:style-name="T17">'/'</text:span><text:span text:style-name="T4">)</text:span><text:span text:style-name="T1">;</text:span><text:line-break/><text:span text:style-name="T1"> <text:s text:c="11"/></text:span><text:span text:style-name="T4">}</text:span><text:line-break/><text:span text:style-name="T4"> <text:s text:c="7"/>})</text:span><text:span text:style-name="T1">;</text:span><text:line-break/><text:line-break/><text:span text:style-name="T1"> <text:s text:c="7"/></text:span><text:span text:style-name="T4">Button sqrtButton = findViewById(R.id.</text:span><text:span text:style-name="T12">sqrtButton</text:span><text:span text:style-name="T4">)</text:span><text:span text:style-name="T1">;</text:span><text:line-break/><text:span text:style-name="T1"> <text:s text:c="7"/></text:span><text:span text:style-name="T4">sqrtButton.setOnClickListener(</text:span><text:span text:style-name="T1">new </text:span><text:span text:style-name="T4">View.OnClickListener() {</text:span><text:line-break/><text:span text:style-name="T4"> <text:s text:c="11"/></text:span><text:span text:style-name="T8">@Override</text:span><text:line-break/><text:span text:style-name="T8"> <text:s text:c="11"/></text:span><text:span text:style-name="T1">public void </text:span><text:span text:style-name="T10">onClick</text:span><text:span text:style-name="T4">(View v) {</text:span><text:line-break/><text:span text:style-name="T4"> <text:s text:c="15"/>calculateSquareRoot()</text:span><text:span text:style-name="T1">;</text:span><text:line-break/><text:span text:style-name="T1"> <text:s text:c="11"/></text:span><text:span text:style-name="T4">}</text:span><text:line-break/><text:span text:style-name="T4"> <text:s text:c="7"/>})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1">private void </text:span><text:span text:style-name="T10">performCalculation</text:span><text:span text:style-name="T4">(</text:span><text:span text:style-name="T1">char </text:span><text:span text:style-name="T4">operator) {</text:span><text:line-break/><text:span text:style-name="T4"> <text:s text:c="7"/></text:span><text:span text:style-name="T22">// Get the values entered in the input fields</text:span><text:line-break/><text:span text:style-name="T22"> <text:s text:c="7"/></text:span><text:span text:style-name="T4">String num1Str = </text:span><text:span text:style-name="T14">num1EditText</text:span><text:span text:style-name="T4">.getText().toString()</text:span><text:span text:style-name="T1">;</text:span><text:line-break/><text:soft-page-break/><text:span text:style-name="T1"> <text:s text:c="7"/></text:span><text:span text:style-name="T4">String num2Str = </text:span><text:span text:style-name="T14">num2EditText</text:span><text:span text:style-name="T4">.getText().toString()</text:span><text:span text:style-name="T1">;</text:span><text:line-break/><text:line-break/><text:span text:style-name="T1"> <text:s text:c="7"/></text:span><text:span text:style-name="T22">// Check if either input field is empty</text:span><text:line-break/><text:span text:style-name="T22"> <text:s text:c="7"/></text:span><text:span text:style-name="T1">if </text:span><text:span text:style-name="T4">(num1Str.isEmpty() || num2Str.isEmpty()) {</text:span><text:line-break/><text:span text:style-name="T4"> <text:s text:c="11"/>Toast.</text:span><text:span text:style-name="T6">makeText</text:span><text:span text:style-name="T4">(</text:span><text:span text:style-name="T1">this, </text:span><text:span text:style-name="T17">"Please enter both numbers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11"/>return; </text:span><text:span text:style-name="T22">// Exit the method to prevent calculations with empty inputs</text:span><text:line-break/><text:span text:style-name="T22"> <text:s text:c="7"/></text:span><text:span text:style-name="T4">}</text:span><text:line-break/><text:line-break/><text:span text:style-name="T4"> <text:s text:c="7"/></text:span><text:span text:style-name="T22">// Convert the input values to numeric format</text:span><text:line-break/><text:span text:style-name="T22"> <text:s text:c="7"/></text:span><text:span text:style-name="T1">double </text:span><text:span text:style-name="T4">num1 = Double.</text:span><text:span text:style-name="T6">parseDouble</text:span><text:span text:style-name="T4">(num1Str)</text:span><text:span text:style-name="T1">;</text:span><text:line-break/><text:span text:style-name="T1"> <text:s text:c="7"/>double </text:span><text:span text:style-name="T4">num2 = Double.</text:span><text:span text:style-name="T6">parseDouble</text:span><text:span text:style-name="T4">(num2Str)</text:span><text:span text:style-name="T1">;</text:span><text:line-break/><text:span text:style-name="T1"> <text:s text:c="7"/>double </text:span><text:span text:style-name="T4">result = </text:span><text:span text:style-name="T23">0</text:span><text:span text:style-name="T1">;</text:span><text:line-break/><text:line-break/><text:span text:style-name="T1"> <text:s text:c="7"/></text:span><text:span text:style-name="T22">// Perform the selected calculation based on the operator</text:span><text:line-break/><text:span text:style-name="T22"> <text:s text:c="7"/></text:span><text:span text:style-name="T1">switch </text:span><text:span text:style-name="T4">(operator) {</text:span><text:line-break/><text:span text:style-name="T4"> <text:s text:c="11"/></text:span><text:span text:style-name="T1">case </text:span><text:span text:style-name="T17">'+'</text:span><text:span text:style-name="T4">:</text:span><text:line-break/><text:span text:style-name="T4"> <text:s text:c="15"/>result = num1 + num2</text:span><text:span text:style-name="T1">;</text:span><text:line-break/><text:span text:style-name="T1"> <text:s text:c="15"/>break;</text:span><text:line-break/><text:span text:style-name="T1"> <text:s text:c="11"/>case </text:span><text:span text:style-name="T17">'-'</text:span><text:span text:style-name="T4">:</text:span><text:line-break/><text:span text:style-name="T4"> <text:s text:c="15"/>result = num1 - num2</text:span><text:span text:style-name="T1">;</text:span><text:line-break/><text:span text:style-name="T1"> <text:s text:c="15"/>break;</text:span><text:line-break/><text:span text:style-name="T1"> <text:s text:c="11"/>case </text:span><text:span text:style-name="T17">'*'</text:span><text:span text:style-name="T4">:</text:span><text:line-break/><text:span text:style-name="T4"> <text:s text:c="15"/>result = num1 * num2</text:span><text:span text:style-name="T1">;</text:span><text:line-break/><text:span text:style-name="T1"> <text:s text:c="15"/>break;</text:span><text:line-break/><text:span text:style-name="T1"> <text:s text:c="11"/>case </text:span><text:span text:style-name="T17">'/'</text:span><text:span text:style-name="T4">:</text:span><text:line-break/><text:span text:style-name="T4"> <text:s text:c="15"/></text:span><text:span text:style-name="T1">if </text:span><text:span text:style-name="T4">(num2 != </text:span><text:span text:style-name="T23">0</text:span><text:span text:style-name="T4">) {</text:span><text:line-break/><text:span text:style-name="T4"> <text:s text:c="19"/>result = num1 / num2</text:span><text:span text:style-name="T1">;</text:span><text:line-break/><text:span text:style-name="T1"> <text:s text:c="15"/></text:span><text:span text:style-name="T4">} </text:span><text:span text:style-name="T1">else </text:span><text:span text:style-name="T4">{</text:span><text:line-break/><text:span text:style-name="T4"> <text:s text:c="19"/>Toast.</text:span><text:span text:style-name="T6">makeText</text:span><text:span text:style-name="T4">(</text:span><text:span text:style-name="T1">this, </text:span><text:span text:style-name="T17">"Cannot divide by zero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19"/>return; </text:span><text:span text:style-name="T22">// Exit the method if division by zero is attempted</text:span><text:line-break/><text:span text:style-name="T22"> <text:s text:c="15"/></text:span><text:span text:style-name="T4">}</text:span><text:line-break/><text:span text:style-name="T4"> <text:s text:c="15"/></text:span><text:span text:style-name="T1">break;</text:span><text:line-break/><text:span text:style-name="T1"> <text:s text:c="7"/></text:span><text:span text:style-name="T4">}</text:span><text:line-break/><text:line-break/><text:span text:style-name="T4"> <text:s text:c="7"/></text:span><text:span text:style-name="T22">// Format and display the calculation result</text:span><text:line-break/><text:span text:style-name="T22"> <text:s text:c="7"/></text:span><text:span text:style-name="T4">DecimalFormat df = </text:span><text:span text:style-name="T1">new </text:span><text:span text:style-name="T4">DecimalFormat(</text:span><text:span text:style-name="T17">"#.##"</text:span><text:span text:style-name="T4">)</text:span><text:span text:style-name="T1">;</text:span><text:line-break/><text:span text:style-name="T1"> <text:s text:c="7"/></text:span><text:span text:style-name="T14">resultTextView</text:span><text:span text:style-name="T4">.setText(</text:span><text:span text:style-name="T17">"Result: " </text:span><text:span text:style-name="T4">+ df.format(result))</text:span><text:span text:style-name="T1">;</text:span><text:line-break/><text:span text:style-name="T1"> <text:s text:c="3"/></text:span><text:span text:style-name="T4">}</text:span><text:line-break/><text:span text:style-name="T4"> <text:s text:c="3"/></text:span><text:span text:style-name="T1">private void </text:span><text:span text:style-name="T10">calculateSquareRoot</text:span><text:span text:style-name="T4">() {</text:span><text:line-break/><text:span text:style-name="T4"> <text:s text:c="7"/>String num1Str = </text:span><text:span text:style-name="T14">num1EditText</text:span><text:span text:style-name="T4">.getText().toString()</text:span><text:span text:style-name="T1">;</text:span><text:line-break/><text:span text:style-name="T1"> <text:s text:c="7"/></text:span><text:span text:style-name="T22">// Check if the input field is empty</text:span><text:line-break/><text:span text:style-name="T22"> <text:s text:c="7"/></text:span><text:span text:style-name="T1">if </text:span><text:span text:style-name="T4">(num1Str.isEmpty()) {</text:span><text:line-break/><text:span text:style-name="T4"> <text:s text:c="11"/></text:span><text:bookmark-start text:name="__DdeLink__3303_902875172"/><text:span text:style-name="T4">Toast.</text:span><text:span text:style-name="T6">makeText</text:span><text:span text:style-name="T4">(</text:span><text:span text:style-name="T1">this, </text:span><text:span text:style-name="T17">"Please enter a number"</text:span><text:span text:style-name="T1">, </text:span><text:span text:style-name="T4">Toast.</text:span><text:span text:style-name="T12">LENGTH_SHORT</text:span><text:span text:style-name="T4">).show()</text:span><text:span text:style-name="T1">;</text:span><text:bookmark-end text:name="__DdeLink__3303_902875172"/><text:line-break/><text:span text:style-name="T1"> <text:s text:c="11"/>return; </text:span><text:span text:style-name="T22">// Exit the method to prevent calculations with empty inputs</text:span><text:line-break/><text:span text:style-name="T22"> <text:s text:c="7"/></text:span><text:span text:style-name="T4">}</text:span><text:line-break/><text:line-break/><text:span text:style-name="T4"> <text:s text:c="7"/></text:span><text:span text:style-name="T1">double </text:span><text:span text:style-name="T4">num = Double.</text:span><text:span text:style-name="T6">parseDouble</text:span><text:span text:style-name="T4">(num1Str)</text:span><text:span text:style-name="T1">;</text:span><text:line-break/><text:span text:style-name="T1"> <text:s text:c="7"/>double </text:span><text:span text:style-name="T4">sqrtResult = Math.</text:span><text:span text:style-name="T6">sqrt</text:span><text:span text:style-name="T4">(num)</text:span><text:span text:style-name="T1">;</text:span><text:line-break/><text:span text:style-name="T1"> <text:s text:c="7"/></text:span><text:span text:style-name="T4">DecimalFormat df = </text:span><text:span text:style-name="T1">new </text:span><text:span text:style-name="T4">DecimalFormat(</text:span><text:span text:style-name="T17">"#.##"</text:span><text:span text:style-name="T4">)</text:span><text:span text:style-name="T1">;</text:span><text:line-break/><text:span text:style-name="T1"> <text:s text:c="7"/></text:span><text:span text:style-name="T14">resultTextView</text:span><text:span text:style-name="T4">.setText(</text:span><text:span text:style-name="T17">"Square Root: " </text:span><text:span text:style-name="T4">+ df.format(sqrtResult))</text:span><text:span text:style-name="T1">;</text:span><text:line-break/><text:span text:style-name="T1"> <text:s text:c="3"/></text:span><text:span text:style-name="T4">}</text:span><text:line-break/><text:span text:style-name="T4">}</text:span><text:line-break/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uicontrol</text:p>
      <text:p text:style-name="P4"/>
      <text:p text:style-name="P4">activity_main.xml</text:p>
      <text:p text:style-name="P4"/>
      <text:p text:style-name="P4"/>
      <text:p text:style-name="P4"><text:span text:style-name="T20">&lt;LinearLayout </text:span><text:span text:style-name="T21">xmlns:</text:span><text:span text:style-name="T14">android</text:span><text:span text:style-name="T17">="http://schemas.android.com/apk/res/android"</text:span><text:line-break/><text:span text:style-name="T17"> <text:s text:c="3"/></text:span><text:span text:style-name="T14">android</text:span><text:span text:style-name="T21">:layout_width</text:span><text:span text:style-name="T17">="match_parent"</text:span><text:line-break/><text:span text:style-name="T17"> <text:s text:c="3"/></text:span><text:span text:style-name="T14">android</text:span><text:span text:style-name="T21">:layout_height</text:span><text:span text:style-name="T17">="match_parent"</text:span><text:line-break/><text:span text:style-name="T17"> <text:s text:c="3"/></text:span><text:span text:style-name="T14">android</text:span><text:span text:style-name="T21">:gravity</text:span><text:span text:style-name="T17">="center_vertical"</text:span><text:line-break/><text:span text:style-name="T17"> <text:s text:c="3"/></text:span><text:span text:style-name="T14">android</text:span><text:span text:style-name="T21">:orientation</text:span><text:span text:style-name="T17">="vertical"</text:span><text:line-break/><text:span text:style-name="T17"> <text:s text:c="3"/></text:span><text:span text:style-name="T14">android</text:span><text:span text:style-name="T21">:padding</text:span><text:span text:style-name="T17">="16dp"</text:span><text:span text:style-name="T20">&gt;</text:span><text:line-break/><text:line-break/><text:span text:style-name="T20"> <text:s text:c="3"/>&lt;TextView</text:span><text:line-break/><text:span text:style-name="T20"> <text:s text:c="7"/></text:span><text:span text:style-name="T14">android</text:span><text:span text:style-name="T21">:id</text:span><text:span text:style-name="T17">="@+id/textView"</text:span><text:line-break/><text:span text:style-name="T17"> <text:s text:c="7"/></text:span><text:span text:style-name="T14">android</text:span><text:span text:style-name="T21">:layout_width</text:span><text:span text:style-name="T17">="223dp"</text:span><text:line-break/><text:span text:style-name="T17"> <text:s text:c="7"/></text:span><text:span text:style-name="T14">android</text:span><text:span text:style-name="T21">:layout_height</text:span><text:span text:style-name="T17">="78dp"</text:span><text:line-break/><text:span text:style-name="T17"> <text:s text:c="7"/></text:span><text:span text:style-name="T14">android</text:span><text:span text:style-name="T21">:text</text:span><text:span text:style-name="T17">="Form validation"</text:span><text:line-break/><text:span text:style-name="T17"> <text:s text:c="7"/></text:span><text:span text:style-name="T14">android</text:span><text:span text:style-name="T21">:textSize</text:span><text:span text:style-name="T17">="30dp" </text:span><text:span text:style-name="T20">/&gt;</text:span><text:line-break/><text:line-break/><text:span text:style-name="T20"> <text:s text:c="3"/>&lt;EditText</text:span><text:line-break/><text:span text:style-name="T20"> <text:s text:c="7"/></text:span><text:span text:style-name="T14">android</text:span><text:span text:style-name="T21">:id</text:span><text:span text:style-name="T17">="@+id/editTextUsername"</text:span><text:line-break/><text:span text:style-name="T17"> <text:s text:c="7"/></text:span><text:span text:style-name="T14">android</text:span><text:span text:style-name="T21">:layout_width</text:span><text:span text:style-name="T17">="match_parent"</text:span><text:line-break/><text:span text:style-name="T17"> <text:s text:c="7"/></text:span><text:span text:style-name="T14">android</text:span><text:span text:style-name="T21">:layout_height</text:span><text:span text:style-name="T17">="60dp"</text:span><text:line-break/><text:span text:style-name="T17"> <text:s text:c="7"/></text:span><text:span text:style-name="T14">android</text:span><text:span text:style-name="T21">:hint</text:span><text:span text:style-name="T17">="Username"</text:span><text:line-break/><text:span text:style-name="T17"> <text:s text:c="7"/></text:span><text:span text:style-name="T14">android</text:span><text:span text:style-name="T21">:inputType</text:span><text:span text:style-name="T17">="text" </text:span><text:span text:style-name="T20">/&gt;</text:span><text:line-break/><text:line-break/><text:span text:style-name="T20"> <text:s text:c="3"/>&lt;EditText</text:span><text:line-break/><text:span text:style-name="T20"> <text:s text:c="7"/></text:span><text:span text:style-name="T14">android</text:span><text:span text:style-name="T21">:id</text:span><text:span text:style-name="T17">="@+id/editTextPassword"</text:span><text:line-break/><text:span text:style-name="T17"> <text:s text:c="7"/></text:span><text:span text:style-name="T14">android</text:span><text:span text:style-name="T21">:layout_width</text:span><text:span text:style-name="T17">="match_parent"</text:span><text:line-break/><text:span text:style-name="T17"> <text:s text:c="7"/></text:span><text:span text:style-name="T14">android</text:span><text:span text:style-name="T21">:layout_height</text:span><text:span text:style-name="T17">="60dp"</text:span><text:line-break/><text:span text:style-name="T17"> <text:s text:c="7"/></text:span><text:span text:style-name="T14">android</text:span><text:span text:style-name="T21">:hint</text:span><text:span text:style-name="T17">="Password"</text:span><text:line-break/><text:span text:style-name="T17"> <text:s text:c="7"/></text:span><text:span text:style-name="T14">android</text:span><text:span text:style-name="T21">:inputType</text:span><text:span text:style-name="T17">="textPassword" </text:span><text:span text:style-name="T20">/&gt;</text:span><text:line-break/><text:line-break/><text:span text:style-name="T20"> <text:s text:c="3"/>&lt;EditText</text:span><text:line-break/><text:span text:style-name="T20"> <text:s text:c="7"/></text:span><text:span text:style-name="T14">android</text:span><text:span text:style-name="T21">:id</text:span><text:span text:style-name="T17">="@+id/editTextEmail"</text:span><text:line-break/><text:span text:style-name="T17"> <text:s text:c="7"/></text:span><text:span text:style-name="T14">android</text:span><text:span text:style-name="T21">:layout_width</text:span><text:span text:style-name="T17">="match_parent"</text:span><text:line-break/><text:span text:style-name="T17"> <text:s text:c="7"/></text:span><text:span text:style-name="T14">android</text:span><text:span text:style-name="T21">:layout_height</text:span><text:span text:style-name="T17">="60dp"</text:span><text:line-break/><text:span text:style-name="T17"> <text:s text:c="7"/></text:span><text:span text:style-name="T14">android</text:span><text:span text:style-name="T21">:ems</text:span><text:span text:style-name="T17">="10"</text:span><text:line-break/><text:span text:style-name="T17"> <text:s text:c="7"/></text:span><text:span text:style-name="T14">android</text:span><text:span text:style-name="T21">:hint</text:span><text:span text:style-name="T17">="Email"</text:span><text:line-break/><text:span text:style-name="T17"> <text:s text:c="7"/></text:span><text:span text:style-name="T14">android</text:span><text:span text:style-name="T21">:inputType</text:span><text:span text:style-name="T17">="textEmailAddress"</text:span><text:line-break/><text:span text:style-name="T17"> <text:s text:c="5"/></text:span><text:span text:style-name="T20">/&gt;</text:span><text:line-break/><text:line-break/><text:span text:style-name="T20"> <text:s text:c="3"/>&lt;EditText</text:span><text:line-break/><text:span text:style-name="T20"> <text:s text:c="7"/></text:span><text:span text:style-name="T14">android</text:span><text:span text:style-name="T21">:id</text:span><text:span text:style-name="T17">="@+id/editTextMobile"</text:span><text:line-break/><text:span text:style-name="T17"> <text:s text:c="7"/></text:span><text:span text:style-name="T14">android</text:span><text:span text:style-name="T21">:layout_width</text:span><text:span text:style-name="T17">="match_parent"</text:span><text:line-break/><text:span text:style-name="T17"> <text:s text:c="7"/></text:span><text:span text:style-name="T14">android</text:span><text:span text:style-name="T21">:layout_height</text:span><text:span text:style-name="T17">="60dp"</text:span><text:line-break/><text:span text:style-name="T17"> <text:s text:c="7"/></text:span><text:span text:style-name="T14">android</text:span><text:span text:style-name="T21">:ems</text:span><text:span text:style-name="T17">="10"</text:span><text:line-break/><text:span text:style-name="T17"> <text:s text:c="7"/></text:span><text:span text:style-name="T14">android</text:span><text:span text:style-name="T21">:hint</text:span><text:span text:style-name="T17">="Mobile"</text:span><text:line-break/><text:span text:style-name="T17"> <text:s text:c="7"/></text:span><text:span text:style-name="T14">android</text:span><text:span text:style-name="T21">:inputType</text:span><text:span text:style-name="T17">="phone"</text:span><text:line-break/><text:span text:style-name="T17"> <text:s text:c="7"/></text:span><text:span text:style-name="T20">/&gt;</text:span><text:line-break/><text:line-break/><text:span text:style-name="T20"> <text:s text:c="3"/>&lt;Button</text:span><text:line-break/><text:span text:style-name="T20"> <text:s text:c="7"/></text:span><text:span text:style-name="T14">android</text:span><text:span text:style-name="T21">:id</text:span><text:span text:style-name="T17">="@+id/buttonLogin"</text:span><text:line-break/><text:span text:style-name="T17"> <text:s text:c="7"/></text:span><text:span text:style-name="T14">android</text:span><text:span text:style-name="T21">:layout_width</text:span><text:span text:style-name="T17">="match_parent"</text:span><text:line-break/><text:span text:style-name="T17"> <text:s text:c="7"/></text:span><text:span text:style-name="T14">android</text:span><text:span text:style-name="T21">:layout_height</text:span><text:span text:style-name="T17">="wrap_content"</text:span><text:line-break/><text:span text:style-name="T17"> <text:s text:c="7"/></text:span><text:span text:style-name="T14">android</text:span><text:span text:style-name="T21">:text</text:span><text:span text:style-name="T17">="Submit" </text:span><text:span text:style-name="T20">/&gt;</text:span><text:line-break/><text:line-break/><text:span text:style-name="T20">&lt;/LinearLayout&gt;</text:span><text:line-break/></text:p>
      <text:p text:style-name="P4"><text:soft-page-break/>mainactivity.java</text:p>
      <text:p text:style-name="P4"/>
      <text:p text:style-name="P4"><text:span text:style-name="T1">package </text:span><text:span text:style-name="T4">com.example.uicontrol</text:span><text:span text:style-name="T1">;</text:span><text:line-break/><text:line-break/><text:span text:style-name="T1">import </text:span><text:span text:style-name="T4">android.os.Bundle</text:span><text:span text:style-name="T1">;</text:span><text:line-break/><text:span text:style-name="T1">import </text:span><text:span text:style-name="T4">android.view.View</text:span><text:span text:style-name="T1">;</text:span><text:line-break/><text:span text:style-name="T1">import </text:span><text:span text:style-name="T4">android.widget.Button</text:span><text:span text:style-name="T1">;</text:span><text:line-break/><text:span text:style-name="T1">import </text:span><text:span text:style-name="T4">android.widget.EditText</text:span><text:span text:style-name="T1">;</text:span><text:line-break/><text:span text:style-name="T1">import </text:span><text:span text:style-name="T4">android.widget.Toast</text:span><text:span text:style-name="T1">;</text:span><text:line-break/><text:line-break/><text:line-break/><text:span text:style-name="T1">import </text:span><text:span text:style-name="T4">androidx.appcompat.app.AppCompatActivity</text:span><text:span text:style-name="T1">;</text:span><text:line-break/><text:line-break/><text:span text:style-name="T1">public class </text:span><text:span text:style-name="T4">MainActivity </text:span><text:span text:style-name="T1">extends </text:span><text:span text:style-name="T4">AppCompatActivity {</text:span><text:line-break/><text:line-break/><text:span text:style-name="T4"> <text:s text:c="3"/>EditText </text:span><text:span text:style-name="T14">username</text:span><text:span text:style-name="T1">, </text:span><text:span text:style-name="T14">password</text:span><text:span text:style-name="T1">, </text:span><text:span text:style-name="T14">email</text:span><text:span text:style-name="T1">, </text:span><text:span text:style-name="T14">mobile</text:span><text:span text:style-name="T1">;</text:span><text:line-break/><text:span text:style-name="T1"> <text:s text:c="3"/></text:span><text:span text:style-name="T4">Button </text:span><text:span text:style-name="T14">submit</text:span><text:span text:style-name="T1">;</text:span><text:line-break/><text:line-break/><text:span text:style-name="T1"> <text:s text:c="3"/></text:span><text:span text:style-name="T8">@Override</text:span><text:line-break/><text:span text:style-name="T8"> <text:s text:c="3"/></text:span><text:span text:style-name="T1">protected void </text:span><text:span text:style-name="T10">onCreate</text:span><text:span text:style-name="T4">(Bundle savedInstanceState) {</text:span><text:line-break/><text:span text:style-name="T4"> <text:s text:c="7"/></text:span><text:span text:style-name="T1">super</text:span><text:span text:style-name="T4">.onCreate(savedInstanceState)</text:span><text:span text:style-name="T1">;</text:span><text:line-break/><text:span text:style-name="T1"> <text:s text:c="7"/></text:span><text:span text:style-name="T4">setContentView(R.layout.</text:span><text:span text:style-name="T12">activity_main</text:span><text:span text:style-name="T4">)</text:span><text:span text:style-name="T1">;</text:span><text:line-break/><text:span text:style-name="T1"> <text:s text:c="7"/></text:span><text:span text:style-name="T14">username </text:span><text:span text:style-name="T4">= findViewById(R.id.</text:span><text:span text:style-name="T12">editTextUsername</text:span><text:span text:style-name="T4">)</text:span><text:span text:style-name="T1">;</text:span><text:line-break/><text:span text:style-name="T1"> <text:s text:c="7"/></text:span><text:span text:style-name="T14">password </text:span><text:span text:style-name="T4">= findViewById(R.id.</text:span><text:span text:style-name="T12">editTextPassword</text:span><text:span text:style-name="T4">)</text:span><text:span text:style-name="T1">;</text:span><text:line-break/><text:span text:style-name="T1"> <text:s text:c="7"/></text:span><text:span text:style-name="T14">email </text:span><text:span text:style-name="T4">= findViewById(R.id.</text:span><text:span text:style-name="T12">editTextEmail</text:span><text:span text:style-name="T4">)</text:span><text:span text:style-name="T1">;</text:span><text:line-break/><text:span text:style-name="T1"> <text:s text:c="7"/></text:span><text:span text:style-name="T14">mobile </text:span><text:span text:style-name="T4">= findViewById(R.id.</text:span><text:span text:style-name="T12">editTextMobile</text:span><text:span text:style-name="T4">)</text:span><text:span text:style-name="T1">;</text:span><text:line-break/><text:span text:style-name="T1"> <text:s text:c="7"/></text:span><text:span text:style-name="T14">submit </text:span><text:span text:style-name="T4">= findViewById(R.id.</text:span><text:span text:style-name="T12">buttonLogin</text:span><text:span text:style-name="T4">)</text:span><text:span text:style-name="T1">;</text:span><text:line-break/><text:span text:style-name="T1"> <text:s text:c="7"/></text:span><text:span text:style-name="T14">submit</text:span><text:span text:style-name="T4">.setOnClickListener(</text:span><text:span text:style-name="T1">new </text:span><text:span text:style-name="T4">View.OnClickListener() {</text:span><text:line-break/><text:span text:style-name="T4"> <text:s text:c="11"/></text:span><text:span text:style-name="T8">@Override</text:span><text:line-break/><text:span text:style-name="T8"> <text:s text:c="11"/></text:span><text:span text:style-name="T1">public void </text:span><text:span text:style-name="T10">onClick</text:span><text:span text:style-name="T4">(View v) {</text:span><text:line-break/><text:span text:style-name="T4"> <text:s text:c="15"/></text:span><text:span text:style-name="T1">if </text:span><text:span text:style-name="T4">(!validateLogin()) {</text:span><text:line-break/><text:span text:style-name="T4"> <text:s text:c="19"/>Toast.</text:span><text:span text:style-name="T6">makeText</text:span><text:span text:style-name="T4">(getApplicationContext()</text:span><text:span text:style-name="T1">, </text:span><text:span text:style-name="T17">"Invalid Credentials"</text:span><text:span text:style-name="T1">, </text:span><text:span text:style-name="T4">Toast.</text:span><text:span text:style-name="T12">LENGTH_SHORT</text:span><text:span text:style-name="T4">).show()</text:span><text:span text:style-name="T1">;</text:span><text:line-break/><text:span text:style-name="T1"> <text:s text:c="15"/></text:span><text:span text:style-name="T4">}</text:span><text:line-break/><text:span text:style-name="T4"> <text:s text:c="11"/>}</text:span><text:line-break/><text:span text:style-name="T4"> <text:s text:c="7"/>})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1">public boolean </text:span><text:span text:style-name="T10">validateLogin</text:span><text:span text:style-name="T4">() {</text:span><text:line-break/><text:line-break/><text:span text:style-name="T4"> <text:s text:c="7"/></text:span><text:span text:style-name="T1">if </text:span><text:span text:style-name="T4">(</text:span><text:span text:style-name="T14">username</text:span><text:span text:style-name="T4">.getText().toString().length() == </text:span><text:span text:style-name="T23">0</text:span><text:span text:style-name="T4">) {</text:span><text:line-break/><text:span text:style-name="T4"> <text:s text:c="11"/></text:span><text:span text:style-name="T14">username</text:span><text:span text:style-name="T4">.setError(</text:span><text:span text:style-name="T17">"This Field Required"</text:span><text:span text:style-name="T4">)</text:span><text:span text:style-name="T1">;</text:span><text:line-break/><text:span text:style-name="T1"> <text:s text:c="11"/>return false;</text:span><text:line-break/><text:span text:style-name="T1"> <text:s text:c="7"/></text:span><text:span text:style-name="T4">}</text:span><text:line-break/><text:line-break/><text:span text:style-name="T4"> <text:s text:c="7"/></text:span><text:span text:style-name="T1">if </text:span><text:span text:style-name="T4">(!</text:span><text:span text:style-name="T14">username</text:span><text:span text:style-name="T4">.getText().toString().matches(</text:span><text:span text:style-name="T17">"</text:span><text:span text:style-name="T19">[a-zA-Z]+</text:span><text:span text:style-name="T17">"</text:span><text:span text:style-name="T4">)) {</text:span><text:line-break/><text:span text:style-name="T4"> <text:s text:c="11"/></text:span><text:span text:style-name="T14">username</text:span><text:span text:style-name="T4">.setError(</text:span><text:span text:style-name="T17">"Characters only"</text:span><text:span text:style-name="T4">)</text:span><text:span text:style-name="T1">;</text:span><text:line-break/><text:span text:style-name="T1"> <text:s text:c="11"/>return false;</text:span><text:line-break/><text:span text:style-name="T1"> <text:s text:c="7"/></text:span><text:span text:style-name="T4">}</text:span><text:line-break/><text:line-break/><text:span text:style-name="T4"> <text:s text:c="7"/></text:span><text:span text:style-name="T1">if </text:span><text:span text:style-name="T4">(</text:span><text:span text:style-name="T14">email</text:span><text:span text:style-name="T4">.getText().toString().length() == </text:span><text:span text:style-name="T23">0</text:span><text:span text:style-name="T4">) {</text:span><text:line-break/><text:span text:style-name="T4"> <text:s text:c="11"/></text:span><text:span text:style-name="T14">email</text:span><text:span text:style-name="T4">.setError(</text:span><text:span text:style-name="T17">"Email is required"</text:span><text:span text:style-name="T4">)</text:span><text:span text:style-name="T1">;</text:span><text:line-break/><text:span text:style-name="T1"> <text:s text:c="11"/>return false;</text:span><text:line-break/><text:span text:style-name="T1"> <text:s text:c="7"/></text:span><text:span text:style-name="T4">}</text:span><text:line-break/><text:line-break/><text:span text:style-name="T4"> <text:s text:c="7"/>String pattern1 = </text:span><text:span text:style-name="T17">"</text:span><text:span text:style-name="T19">[a-zA-z0-9._-]+@[a-z]+</text:span><text:span text:style-name="T3">\\</text:span><text:span text:style-name="T19">.+[a-z]+</text:span><text:span text:style-name="T17">"</text:span><text:span text:style-name="T1">;</text:span><text:line-break/><text:line-break/><text:span text:style-name="T1"> <text:s text:c="7"/>if </text:span><text:span text:style-name="T4">(!</text:span><text:span text:style-name="T14">email</text:span><text:span text:style-name="T4">.getText().toString().matches(pattern1)) {</text:span><text:line-break/><text:span text:style-name="T4"> <text:s text:c="11"/></text:span><text:span text:style-name="T14">email</text:span><text:span text:style-name="T4">.setError(</text:span><text:span text:style-name="T17">"Invalid email id"</text:span><text:span text:style-name="T4">)</text:span><text:span text:style-name="T1">;</text:span><text:line-break/><text:soft-page-break/><text:span text:style-name="T1"> <text:s text:c="11"/>return false;</text:span><text:line-break/><text:span text:style-name="T1"> <text:s text:c="7"/></text:span><text:span text:style-name="T4">}</text:span><text:line-break/><text:line-break/><text:span text:style-name="T4"> <text:s text:c="7"/></text:span><text:span text:style-name="T1">if </text:span><text:span text:style-name="T4">(</text:span><text:span text:style-name="T14">password</text:span><text:span text:style-name="T4">.getText().toString().length() &lt; </text:span><text:span text:style-name="T23">8</text:span><text:span text:style-name="T4">) {</text:span><text:line-break/><text:span text:style-name="T4"> <text:s text:c="11"/></text:span><text:span text:style-name="T14">password</text:span><text:span text:style-name="T4">.setError(</text:span><text:span text:style-name="T17">"Password must have at least 8 characters"</text:span><text:span text:style-name="T4">)</text:span><text:span text:style-name="T1">;</text:span><text:line-break/><text:span text:style-name="T1"> <text:s text:c="11"/>return false;</text:span><text:line-break/><text:span text:style-name="T1"> <text:s text:c="7"/></text:span><text:span text:style-name="T4">}</text:span><text:line-break/><text:line-break/><text:span text:style-name="T4"> <text:s text:c="7"/></text:span><text:span text:style-name="T1">if </text:span><text:span text:style-name="T4">(!</text:span><text:span text:style-name="T14">password</text:span><text:span text:style-name="T4">.getText().toString().matches(</text:span><text:span text:style-name="T17">"</text:span><text:span text:style-name="T19">.*[a-z].*</text:span><text:span text:style-name="T17">"</text:span><text:span text:style-name="T4">)) {</text:span><text:line-break/><text:span text:style-name="T4"> <text:s text:c="11"/></text:span><text:span text:style-name="T14">password</text:span><text:span text:style-name="T4">.setError(</text:span><text:span text:style-name="T17">"Password must contain at least one lowercase character"</text:span><text:span text:style-name="T4">)</text:span><text:span text:style-name="T1">;</text:span><text:line-break/><text:span text:style-name="T1"> <text:s text:c="11"/>return false;</text:span><text:line-break/><text:span text:style-name="T1"> <text:s text:c="7"/></text:span><text:span text:style-name="T4">}</text:span><text:line-break/><text:line-break/><text:span text:style-name="T4"> <text:s text:c="7"/></text:span><text:span text:style-name="T1">if </text:span><text:span text:style-name="T4">(!</text:span><text:span text:style-name="T14">password</text:span><text:span text:style-name="T4">.getText().toString().matches(</text:span><text:span text:style-name="T17">"</text:span><text:span text:style-name="T19">.*[A-Z].*</text:span><text:span text:style-name="T17">"</text:span><text:span text:style-name="T4">)) {</text:span><text:line-break/><text:span text:style-name="T4"> <text:s text:c="11"/></text:span><text:span text:style-name="T14">password</text:span><text:span text:style-name="T4">.setError(</text:span><text:span text:style-name="T17">"Password must contain at least one uppercase character"</text:span><text:span text:style-name="T4">)</text:span><text:span text:style-name="T1">;</text:span><text:line-break/><text:span text:style-name="T1"> <text:s text:c="11"/>return false;</text:span><text:line-break/><text:span text:style-name="T1"> <text:s text:c="7"/></text:span><text:span text:style-name="T4">}</text:span><text:line-break/><text:line-break/><text:span text:style-name="T4"> <text:s text:c="7"/></text:span><text:span text:style-name="T1">if </text:span><text:span text:style-name="T4">(!</text:span><text:span text:style-name="T14">password</text:span><text:span text:style-name="T4">.getText().toString().matches(</text:span><text:span text:style-name="T17">"</text:span><text:span text:style-name="T19">.*[@#$%^&amp;+=].*</text:span><text:span text:style-name="T17">"</text:span><text:span text:style-name="T4">)) {</text:span><text:line-break/><text:span text:style-name="T4"> <text:s text:c="11"/></text:span><text:span text:style-name="T14">password</text:span><text:span text:style-name="T4">.setError(</text:span><text:span text:style-name="T17">"Password must contain at least one special character"</text:span><text:span text:style-name="T4">)</text:span><text:span text:style-name="T1">;</text:span><text:line-break/><text:span text:style-name="T1"> <text:s text:c="11"/>return false;</text:span><text:line-break/><text:span text:style-name="T1"> <text:s text:c="7"/></text:span><text:span text:style-name="T4">}</text:span><text:line-break/><text:line-break/><text:span text:style-name="T4"> <text:s text:c="7"/></text:span><text:span text:style-name="T1">if </text:span><text:span text:style-name="T4">(</text:span><text:span text:style-name="T14">mobile</text:span><text:span text:style-name="T4">.getText().toString().length() != </text:span><text:span text:style-name="T23">10</text:span><text:span text:style-name="T4">) {</text:span><text:line-break/><text:span text:style-name="T4"> <text:s text:c="11"/></text:span><text:span text:style-name="T14">mobile</text:span><text:span text:style-name="T4">.setError(</text:span><text:span text:style-name="T17">"Invalid mobile number"</text:span><text:span text:style-name="T4">)</text:span><text:span text:style-name="T1">;</text:span><text:line-break/><text:span text:style-name="T1"> <text:s text:c="11"/>return false;</text:span><text:line-break/><text:span text:style-name="T1"> <text:s text:c="7"/></text:span><text:span text:style-name="T4">}</text:span><text:line-break/><text:span text:style-name="T4"> <text:s text:c="7"/></text:span><text:span text:style-name="T1">if </text:span><text:span text:style-name="T4">(!</text:span><text:span text:style-name="T14">mobile</text:span><text:span text:style-name="T4">.getText().toString().matches(</text:span><text:span text:style-name="T17">"</text:span><text:span text:style-name="T19">.*[0-9].*</text:span><text:span text:style-name="T17">"</text:span><text:span text:style-name="T4">)) {</text:span><text:line-break/><text:span text:style-name="T4"> <text:s text:c="11"/></text:span><text:span text:style-name="T14">mobile</text:span><text:span text:style-name="T4">.setError(</text:span><text:span text:style-name="T17">"This field contains only digits"</text:span><text:span text:style-name="T4">)</text:span><text:span text:style-name="T1">;</text:span><text:line-break/><text:span text:style-name="T1"> <text:s text:c="11"/>return false;</text:span><text:line-break/><text:span text:style-name="T1"> <text:s text:c="7"/></text:span><text:span text:style-name="T4">}</text:span><text:line-break/><text:span text:style-name="T4"> <text:s text:c="7"/></text:span><text:span text:style-name="T1">return true;</text:span><text:line-break/><text:span text:style-name="T1"> <text:s text:c="3"/></text:span><text:span text:style-name="T4">}</text:span><text:line-break/><text:span text:style-name="T4">}</text:span><text:lin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8T11:02:07.618078668</meta:creation-date>
    <dc:date>2023-11-24T14:56:47.339489926</dc:date>
    <meta:editing-duration>PT15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0" meta:paragraph-count="20" meta:word-count="950" meta:character-count="17434" meta:non-whitespace-character-count="13189"/>
  </office:meta>
</office:document-meta>
</file>